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5/content.xml" manifest:media-type="text/xml"/>
  <manifest:file-entry manifest:full-path="Object 15/styles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Thumbnails/thumbnail.png" manifest:media-type="image/png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72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1.05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row table:style-name="ro1">
          <table:table-cell office:value-type="string">
            <text:p>TESTCASE</text:p>
          </table:table-cell>
          <table:table-cell office:value-type="string">
            <text:p>Breach</text:p>
          </table:table-cell>
          <table:table-cell office:value-type="string">
            <text:p>CUDA Impl</text:p>
          </table:table-cell>
          <table:table-cell table:number-columns-repeated="4"/>
        </table:table-row>
        <table:table-row table:style-name="ro1">
          <table:table-cell office:value-type="string">
            <text:p>ALW_2_10-1000</text:p>
          </table:table-cell>
          <table:table-cell office:value-type="float" office:value="0.0055902">
            <text:p>0.0055902</text:p>
          </table:table-cell>
          <table:table-cell office:value-type="float" office:value="0.005902">
            <text:p>0.005902</text:p>
          </table:table-cell>
          <table:table-cell table:number-columns-repeated="4"/>
        </table:table-row>
        <table:table-row table:style-name="ro1">
          <table:table-cell office:value-type="string">
            <text:p>ALW_10_100-10000</text:p>
          </table:table-cell>
          <table:table-cell office:value-type="float" office:value="0.0073046">
            <text:p>0.0073046</text:p>
          </table:table-cell>
          <table:table-cell office:value-type="float" office:value="0.0257203">
            <text:p>0.0257203</text:p>
          </table:table-cell>
          <table:table-cell table:number-columns-repeated="4"/>
        </table:table-row>
        <table:table-row table:style-name="ro1">
          <table:table-cell office:value-type="string">
            <text:p>ALW_50_500-100000</text:p>
          </table:table-cell>
          <table:table-cell office:value-type="float" office:value="0">
            <text:p>0</text:p>
          </table:table-cell>
          <table:table-cell office:value-type="float" office:value="0.0018165">
            <text:p>0.0018165</text:p>
          </table:table-cell>
          <table:table-cell table:number-columns-repeated="4"/>
        </table:table-row>
        <table:table-row table:style-name="ro1">
          <table:table-cell office:value-type="string">
            <text:p>ALW_100_1000-1000000</text:p>
          </table:table-cell>
          <table:table-cell office:value-type="float" office:value="0">
            <text:p>0</text:p>
          </table:table-cell>
          <table:table-cell office:value-type="float" office:value="0.0018002">
            <text:p>0.0018002</text:p>
          </table:table-cell>
          <table:table-cell table:number-columns-repeated="4"/>
        </table:table-row>
        <table:table-row table:style-name="ro1">
          <table:table-cell office:value-type="string">
            <text:p>ALW_2_10-rand-1000</text:p>
          </table:table-cell>
          <table:table-cell office:value-type="float" office:value="0.0055159">
            <text:p>0.0055159</text:p>
          </table:table-cell>
          <table:table-cell office:value-type="float" office:value="0.0076358">
            <text:p>0.0076358</text:p>
          </table:table-cell>
          <table:table-cell table:number-columns-repeated="4"/>
        </table:table-row>
        <table:table-row table:style-name="ro1">
          <table:table-cell office:value-type="string">
            <text:p>ALW_10_100-rand-10000</text:p>
          </table:table-cell>
          <table:table-cell office:value-type="float" office:value="0">
            <text:p>0</text:p>
          </table:table-cell>
          <table:table-cell office:value-type="float" office:value="0.0135661">
            <text:p>0.0135661</text:p>
          </table:table-cell>
          <table:table-cell table:number-columns-repeated="4"/>
        </table:table-row>
        <table:table-row table:style-name="ro1">
          <table:table-cell office:value-type="string">
            <text:p>ALW_50_500-rand-100000</text:p>
          </table:table-cell>
          <table:table-cell office:value-type="float" office:value="0">
            <text:p>0</text:p>
          </table:table-cell>
          <table:table-cell office:value-type="float" office:value="0.533961">
            <text:p>0.533961</text:p>
          </table:table-cell>
          <table:table-cell table:number-columns-repeated="4"/>
        </table:table-row>
        <table:table-row table:style-name="ro1">
          <table:table-cell office:value-type="string">
            <text:p>ALW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ALW-1000</text:p>
          </table:table-cell>
          <table:table-cell office:value-type="float" office:value="0.0055429">
            <text:p>0.0055429</text:p>
          </table:table-cell>
          <table:table-cell office:value-type="float" office:value="0.0008477">
            <text:p>0.0008477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ALW-10000</text:p>
          </table:table-cell>
          <table:table-cell office:value-type="float" office:value="0.0066054">
            <text:p>0.0066054</text:p>
          </table:table-cell>
          <table:table-cell office:value-type="float" office:value="0.0008328">
            <text:p>0.0008328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ALW-100000</text:p>
          </table:table-cell>
          <table:table-cell office:value-type="float" office:value="0.0201779">
            <text:p>0.0201779</text:p>
          </table:table-cell>
          <table:table-cell office:value-type="float" office:value="0.0019832">
            <text:p>0.0019832</text:p>
          </table:table-cell>
          <table:table-cell table:number-columns-repeated="4"/>
        </table:table-row>
        <table:table-row table:style-name="ro1">
          <table:table-cell office:value-type="string">
            <text:p>ALW-1000000</text:p>
          </table:table-cell>
          <table:table-cell office:value-type="float" office:value="0.183013">
            <text:p>0.183013</text:p>
          </table:table-cell>
          <table:table-cell office:value-type="float" office:value="0.0054916">
            <text:p>0.0054916</text:p>
          </table:table-cell>
          <table:table-cell table:number-columns-repeated="4"/>
        </table:table-row>
        <table:table-row table:style-name="ro1">
          <table:table-cell office:value-type="string">
            <text:p>ALW-rand-1000</text:p>
          </table:table-cell>
          <table:table-cell office:value-type="float" office:value="0.005637">
            <text:p>0.005637</text:p>
          </table:table-cell>
          <table:table-cell office:value-type="float" office:value="0.0008801">
            <text:p>0.0008801</text:p>
          </table:table-cell>
          <table:table-cell table:number-columns-repeated="4"/>
        </table:table-row>
        <table:table-row table:style-name="ro1">
          <table:table-cell office:value-type="string">
            <text:p>ALW-rand-10000</text:p>
          </table:table-cell>
          <table:table-cell office:value-type="float" office:value="0.0067808">
            <text:p>0.0067808</text:p>
          </table:table-cell>
          <table:table-cell office:value-type="float" office:value="0.0007204">
            <text:p>0.0007204</text:p>
          </table:table-cell>
          <table:table-cell table:number-columns-repeated="4"/>
        </table:table-row>
        <table:table-row table:style-name="ro1">
          <table:table-cell office:value-type="string">
            <text:p>ALW-rand-100000</text:p>
          </table:table-cell>
          <table:table-cell office:value-type="float" office:value="0.0205671">
            <text:p>0.0205671</text:p>
          </table:table-cell>
          <table:table-cell office:value-type="float" office:value="0.0019321">
            <text:p>0.0019321</text:p>
          </table:table-cell>
          <table:table-cell table:number-columns-repeated="4"/>
        </table:table-row>
        <table:table-row table:style-name="ro1">
          <table:table-cell office:value-type="string">
            <text:p>ALW-rand-1000000</text:p>
          </table:table-cell>
          <table:table-cell office:value-type="float" office:value="0.181198">
            <text:p>0.181198</text:p>
          </table:table-cell>
          <table:table-cell office:value-type="float" office:value="0.0054665">
            <text:p>0.0054665</text:p>
          </table:table-cell>
          <table:table-cell table:number-columns-repeated="4"/>
        </table:table-row>
        <table:table-row table:style-name="ro1">
          <table:table-cell office:value-type="string">
            <text:p>AND-1000</text:p>
          </table:table-cell>
          <table:table-cell office:value-type="float" office:value="0.0087071">
            <text:p>0.0087071</text:p>
          </table:table-cell>
          <table:table-cell office:value-type="float" office:value="0.0024322">
            <text:p>0.0024322</text:p>
          </table:table-cell>
          <table:table-cell table:number-columns-repeated="4"/>
        </table:table-row>
        <table:table-row table:style-name="ro1">
          <table:table-cell office:value-type="string">
            <text:p>AND-10000</text:p>
          </table:table-cell>
          <table:table-cell office:value-type="float" office:value="0.0120728">
            <text:p>0.0120728</text:p>
          </table:table-cell>
          <table:table-cell office:value-type="float" office:value="0.0022635">
            <text:p>0.0022635</text:p>
          </table:table-cell>
          <table:table-cell table:number-columns-repeated="4"/>
        </table:table-row>
        <table:table-row table:style-name="ro1">
          <table:table-cell office:value-type="string">
            <text:p>AND-100000</text:p>
          </table:table-cell>
          <table:table-cell office:value-type="float" office:value="0.0483881">
            <text:p>0.0483881</text:p>
          </table:table-cell>
          <table:table-cell office:value-type="float" office:value="0.0057041">
            <text:p>0.0057041</text:p>
          </table:table-cell>
          <table:table-cell table:number-columns-repeated="4"/>
        </table:table-row>
        <table:table-row table:style-name="ro1">
          <table:table-cell office:value-type="string">
            <text:p>AND-1000000</text:p>
          </table:table-cell>
          <table:table-cell office:value-type="float" office:value="0.445987">
            <text:p>0.445987</text:p>
          </table:table-cell>
          <table:table-cell office:value-type="float" office:value="0.0296072">
            <text:p>0.0296072</text:p>
          </table:table-cell>
          <table:table-cell table:number-columns-repeated="4"/>
        </table:table-row>
        <table:table-row table:style-name="ro1">
          <table:table-cell office:value-type="string">
            <text:p>AND-rand-1000</text:p>
          </table:table-cell>
          <table:table-cell office:value-type="float" office:value="0.0085973">
            <text:p>0.0085973</text:p>
          </table:table-cell>
          <table:table-cell office:value-type="float" office:value="0.0022236">
            <text:p>0.0022236</text:p>
          </table:table-cell>
          <table:table-cell table:number-columns-repeated="4"/>
        </table:table-row>
        <table:table-row table:style-name="ro1">
          <table:table-cell office:value-type="string">
            <text:p>AND-rand-10000</text:p>
          </table:table-cell>
          <table:table-cell office:value-type="float" office:value="0.0116511">
            <text:p>0.0116511</text:p>
          </table:table-cell>
          <table:table-cell office:value-type="float" office:value="0.0024326">
            <text:p>0.0024326</text:p>
          </table:table-cell>
          <table:table-cell table:number-columns-repeated="4"/>
        </table:table-row>
        <table:table-row table:style-name="ro1">
          <table:table-cell office:value-type="string">
            <text:p>AND-rand-100000</text:p>
          </table:table-cell>
          <table:table-cell office:value-type="float" office:value="0.050743">
            <text:p>0.050743</text:p>
          </table:table-cell>
          <table:table-cell office:value-type="float" office:value="0.0060476">
            <text:p>0.0060476</text:p>
          </table:table-cell>
          <table:table-cell table:number-columns-repeated="4"/>
        </table:table-row>
        <table:table-row table:style-name="ro1">
          <table:table-cell office:value-type="string">
            <text:p>AND-rand-1000000</text:p>
          </table:table-cell>
          <table:table-cell office:value-type="float" office:value="0.467298">
            <text:p>0.467298</text:p>
          </table:table-cell>
          <table:table-cell office:value-type="float" office:value="0.030101">
            <text:p>0.030101</text:p>
          </table:table-cell>
          <table:table-cell table:number-columns-repeated="4"/>
        </table:table-row>
        <table:table-row table:style-name="ro1">
          <table:table-cell office:value-type="string">
            <text:p>EVTL_2_10-1000</text:p>
          </table:table-cell>
          <table:table-cell office:value-type="float" office:value="0.0055599">
            <text:p>0.0055599</text:p>
          </table:table-cell>
          <table:table-cell office:value-type="float" office:value="0.0074218">
            <text:p>0.0074218</text:p>
          </table:table-cell>
          <table:table-cell table:number-columns-repeated="4"/>
        </table:table-row>
        <table:table-row table:style-name="ro1">
          <table:table-cell office:value-type="string">
            <text:p>EVTL_10_100-10000</text:p>
          </table:table-cell>
          <table:table-cell office:value-type="float" office:value="0.0073029">
            <text:p>0.0073029</text:p>
          </table:table-cell>
          <table:table-cell office:value-type="float" office:value="0.0272413">
            <text:p>0.0272413</text:p>
          </table:table-cell>
          <table:table-cell table:number-columns-repeated="4"/>
        </table:table-row>
        <table:table-row table:style-name="ro1">
          <table:table-cell office:value-type="string">
            <text:p>EVTL_50_500-100000</text:p>
          </table:table-cell>
          <table:table-cell office:value-type="float" office:value="0">
            <text:p>0</text:p>
          </table:table-cell>
          <table:table-cell office:value-type="float" office:value="1.25304">
            <text:p>1.25304</text:p>
          </table:table-cell>
          <table:table-cell table:number-columns-repeated="4"/>
        </table:table-row>
        <table:table-row table:style-name="ro1">
          <table:table-cell office:value-type="string">
            <text:p>EVTL_100_1000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VTL_2_10-rand-1000</text:p>
          </table:table-cell>
          <table:table-cell office:value-type="float" office:value="0.0055204">
            <text:p>0.0055204</text:p>
          </table:table-cell>
          <table:table-cell office:value-type="float" office:value="0.0075555">
            <text:p>0.0075555</text:p>
          </table:table-cell>
          <table:table-cell table:number-columns-repeated="4"/>
        </table:table-row>
        <table:table-row table:style-name="ro1">
          <table:table-cell office:value-type="string">
            <text:p>EVTL_10_100-rand-10000</text:p>
          </table:table-cell>
          <table:table-cell office:value-type="float" office:value="0">
            <text:p>0</text:p>
          </table:table-cell>
          <table:table-cell office:value-type="float" office:value="0.0141128">
            <text:p>0.0141128</text:p>
          </table:table-cell>
          <table:table-cell table:number-columns-repeated="4"/>
        </table:table-row>
        <table:table-row table:style-name="ro1">
          <table:table-cell office:value-type="string">
            <text:p>EVTL_50_500-rand-100000</text:p>
          </table:table-cell>
          <table:table-cell office:value-type="float" office:value="0">
            <text:p>0</text:p>
          </table:table-cell>
          <table:table-cell office:value-type="float" office:value="0.535884">
            <text:p>0.535884</text:p>
          </table:table-cell>
          <table:table-cell table:number-columns-repeated="4"/>
        </table:table-row>
        <table:table-row table:style-name="ro1">
          <table:table-cell office:value-type="string">
            <text:p>EVTL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EVTL-1000</text:p>
          </table:table-cell>
          <table:table-cell office:value-type="float" office:value="0.0055339">
            <text:p>0.0055339</text:p>
          </table:table-cell>
          <table:table-cell office:value-type="float" office:value="0.0008783">
            <text:p>0.0008783</text:p>
          </table:table-cell>
          <table:table-cell table:number-columns-repeated="4"/>
        </table:table-row>
        <table:table-row table:style-name="ro1">
          <table:table-cell office:value-type="string">
            <text:p>EVTL-10000</text:p>
          </table:table-cell>
          <table:table-cell office:value-type="float" office:value="0.0070002">
            <text:p>0.0070002</text:p>
          </table:table-cell>
          <table:table-cell office:value-type="float" office:value="0.0007868">
            <text:p>0.0007868</text:p>
          </table:table-cell>
          <table:table-cell table:number-columns-repeated="4"/>
        </table:table-row>
        <table:table-row table:style-name="ro1">
          <table:table-cell office:value-type="string">
            <text:p>EVTL-100000</text:p>
          </table:table-cell>
          <table:table-cell office:value-type="float" office:value="0.020698">
            <text:p>0.020698</text:p>
          </table:table-cell>
          <table:table-cell office:value-type="float" office:value="0.0014221">
            <text:p>0.0014221</text:p>
          </table:table-cell>
          <table:table-cell table:number-columns-repeated="4"/>
        </table:table-row>
        <table:table-row table:style-name="ro1">
          <table:table-cell office:value-type="string">
            <text:p>EVTL-1000000</text:p>
          </table:table-cell>
          <table:table-cell office:value-type="float" office:value="0.184379">
            <text:p>0.184379</text:p>
          </table:table-cell>
          <table:table-cell office:value-type="float" office:value="0.0047984">
            <text:p>0.0047984</text:p>
          </table:table-cell>
          <table:table-cell table:number-columns-repeated="4"/>
        </table:table-row>
        <table:table-row table:style-name="ro1">
          <table:table-cell office:value-type="string">
            <text:p>EVTL-rand-1000</text:p>
          </table:table-cell>
          <table:table-cell office:value-type="float" office:value="0.0056138">
            <text:p>0.0056138</text:p>
          </table:table-cell>
          <table:table-cell office:value-type="float" office:value="0.0007995">
            <text:p>0.0007995</text:p>
          </table:table-cell>
          <table:table-cell table:number-columns-repeated="4"/>
        </table:table-row>
        <table:table-row table:style-name="ro1">
          <table:table-cell office:value-type="string">
            <text:p>EVTL-rand-10000</text:p>
          </table:table-cell>
          <table:table-cell office:value-type="float" office:value="0.0067862">
            <text:p>0.0067862</text:p>
          </table:table-cell>
          <table:table-cell office:value-type="float" office:value="0.0006942">
            <text:p>0.0006942</text:p>
          </table:table-cell>
          <table:table-cell table:number-columns-repeated="4"/>
        </table:table-row>
        <table:table-row table:style-name="ro1">
          <table:table-cell office:value-type="string">
            <text:p>EVTL-rand-100000</text:p>
          </table:table-cell>
          <table:table-cell office:value-type="float" office:value="0.0208511">
            <text:p>0.0208511</text:p>
          </table:table-cell>
          <table:table-cell office:value-type="float" office:value="0.0014816">
            <text:p>0.0014816</text:p>
          </table:table-cell>
          <table:table-cell table:number-columns-repeated="4"/>
        </table:table-row>
        <table:table-row table:style-name="ro1">
          <table:table-cell office:value-type="string">
            <text:p>EVTL-rand-1000000</text:p>
          </table:table-cell>
          <table:table-cell office:value-type="float" office:value="0.182505">
            <text:p>0.182505</text:p>
          </table:table-cell>
          <table:table-cell office:value-type="float" office:value="0.0048978">
            <text:p>0.0048978</text:p>
          </table:table-cell>
          <table:table-cell table:number-columns-repeated="4"/>
        </table:table-row>
        <table:table-row table:style-name="ro1">
          <table:table-cell office:value-type="string">
            <text:p>NOT-1000</text:p>
          </table:table-cell>
          <table:table-cell office:value-type="float" office:value="0.0053513">
            <text:p>0.0053513</text:p>
          </table:table-cell>
          <table:table-cell table:style-name="ce1" office:value-type="float" office:value="0.0000122">
            <text:p>1.22E-005</text:p>
          </table:table-cell>
          <table:table-cell table:number-columns-repeated="4"/>
        </table:table-row>
        <table:table-row table:style-name="ro1">
          <table:table-cell office:value-type="string">
            <text:p>NOT-10000</text:p>
          </table:table-cell>
          <table:table-cell office:value-type="float" office:value="0.0063594">
            <text:p>0.0063594</text:p>
          </table:table-cell>
          <table:table-cell table:style-name="ce1" office:value-type="float" office:value="0.0000126">
            <text:p>1.26E-005</text:p>
          </table:table-cell>
          <table:table-cell table:number-columns-repeated="4"/>
        </table:table-row>
        <table:table-row table:style-name="ro1">
          <table:table-cell office:value-type="string">
            <text:p>NOT-100000</text:p>
          </table:table-cell>
          <table:table-cell office:value-type="float" office:value="0.0191254">
            <text:p>0.0191254</text:p>
          </table:table-cell>
          <table:table-cell office:value-type="float" office:value="0.0001248">
            <text:p>0.0001248</text:p>
          </table:table-cell>
          <table:table-cell table:number-columns-repeated="4"/>
        </table:table-row>
        <table:table-row table:style-name="ro1">
          <table:table-cell office:value-type="string">
            <text:p>NOT-1000000</text:p>
          </table:table-cell>
          <table:table-cell office:value-type="float" office:value="0.164153">
            <text:p>0.164153</text:p>
          </table:table-cell>
          <table:table-cell office:value-type="float" office:value="0.0006089">
            <text:p>0.0006089</text:p>
          </table:table-cell>
          <table:table-cell table:number-columns-repeated="4"/>
        </table:table-row>
        <table:table-row table:style-name="ro1">
          <table:table-cell office:value-type="string">
            <text:p>NOT-rand-1000</text:p>
          </table:table-cell>
          <table:table-cell office:value-type="float" office:value="0.0053446">
            <text:p>0.0053446</text:p>
          </table:table-cell>
          <table:table-cell office:value-type="float" office:value="0.0000352">
            <text:p>0.0000352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NOT-rand-10000</text:p>
          </table:table-cell>
          <table:table-cell office:value-type="float" office:value="0.0062473">
            <text:p>0.0062473</text:p>
          </table:table-cell>
          <table:table-cell office:value-type="float" office:value="0.0000229">
            <text:p>0.0000229</text:p>
          </table:table-cell>
          <table:table-cell table:number-columns-repeated="3"/>
          <table:table-cell table:style-name="ce1"/>
        </table:table-row>
        <table:table-row table:style-name="ro1">
          <table:table-cell office:value-type="string">
            <text:p>NOT-rand-100000</text:p>
          </table:table-cell>
          <table:table-cell office:value-type="float" office:value="0.0178425">
            <text:p>0.0178425</text:p>
          </table:table-cell>
          <table:table-cell office:value-type="float" office:value="0.0000954">
            <text:p>0.0000954</text:p>
          </table:table-cell>
          <table:table-cell table:number-columns-repeated="4"/>
        </table:table-row>
        <table:table-row table:style-name="ro1">
          <table:table-cell office:value-type="string">
            <text:p>NOT-rand-1000000</text:p>
          </table:table-cell>
          <table:table-cell office:value-type="float" office:value="0.156142">
            <text:p>0.156142</text:p>
          </table:table-cell>
          <table:table-cell office:value-type="float" office:value="0.0004093">
            <text:p>0.0004093</text:p>
          </table:table-cell>
          <table:table-cell table:number-columns-repeated="4"/>
        </table:table-row>
        <table:table-row table:style-name="ro1">
          <table:table-cell office:value-type="string">
            <text:p>OR-1000</text:p>
          </table:table-cell>
          <table:table-cell office:value-type="float" office:value="0.0086787">
            <text:p>0.0086787</text:p>
          </table:table-cell>
          <table:table-cell office:value-type="float" office:value="0.0018672">
            <text:p>0.0018672</text:p>
          </table:table-cell>
          <table:table-cell table:number-columns-repeated="4"/>
        </table:table-row>
        <table:table-row table:style-name="ro1">
          <table:table-cell office:value-type="string">
            <text:p>OR-10000</text:p>
          </table:table-cell>
          <table:table-cell office:value-type="float" office:value="0.0117123">
            <text:p>0.0117123</text:p>
          </table:table-cell>
          <table:table-cell office:value-type="float" office:value="0.0024147">
            <text:p>0.0024147</text:p>
          </table:table-cell>
          <table:table-cell table:number-columns-repeated="4"/>
        </table:table-row>
        <table:table-row table:style-name="ro1">
          <table:table-cell office:value-type="string">
            <text:p>OR-100000</text:p>
          </table:table-cell>
          <table:table-cell office:value-type="float" office:value="0.0480584">
            <text:p>0.0480584</text:p>
          </table:table-cell>
          <table:table-cell office:value-type="float" office:value="0.0067005">
            <text:p>0.0067005</text:p>
          </table:table-cell>
          <table:table-cell table:number-columns-repeated="4"/>
        </table:table-row>
        <table:table-row table:style-name="ro1">
          <table:table-cell office:value-type="string">
            <text:p>OR-1000000</text:p>
          </table:table-cell>
          <table:table-cell office:value-type="float" office:value="0.431688">
            <text:p>0.431688</text:p>
          </table:table-cell>
          <table:table-cell office:value-type="float" office:value="0.0306646">
            <text:p>0.0306646</text:p>
          </table:table-cell>
          <table:table-cell table:number-columns-repeated="4"/>
        </table:table-row>
        <table:table-row table:style-name="ro1">
          <table:table-cell office:value-type="string">
            <text:p>OR-rand-1000</text:p>
          </table:table-cell>
          <table:table-cell office:value-type="float" office:value="0.008603">
            <text:p>0.008603</text:p>
          </table:table-cell>
          <table:table-cell office:value-type="float" office:value="0.0019509">
            <text:p>0.0019509</text:p>
          </table:table-cell>
          <table:table-cell table:number-columns-repeated="4"/>
        </table:table-row>
        <table:table-row table:style-name="ro1">
          <table:table-cell office:value-type="string">
            <text:p>OR-rand-10000</text:p>
          </table:table-cell>
          <table:table-cell office:value-type="float" office:value="0.0117123">
            <text:p>0.0117123</text:p>
          </table:table-cell>
          <table:table-cell office:value-type="float" office:value="0.002225">
            <text:p>0.002225</text:p>
          </table:table-cell>
          <table:table-cell table:number-columns-repeated="4"/>
        </table:table-row>
        <table:table-row table:style-name="ro1">
          <table:table-cell office:value-type="string">
            <text:p>OR-rand-100000</text:p>
          </table:table-cell>
          <table:table-cell office:value-type="float" office:value="0.0503169">
            <text:p>0.0503169</text:p>
          </table:table-cell>
          <table:table-cell office:value-type="float" office:value="0.0063485">
            <text:p>0.0063485</text:p>
          </table:table-cell>
          <table:table-cell table:number-columns-repeated="4"/>
        </table:table-row>
        <table:table-row table:style-name="ro1">
          <table:table-cell office:value-type="string">
            <text:p>OR-rand-1000000</text:p>
          </table:table-cell>
          <table:table-cell office:value-type="float" office:value="0.472829">
            <text:p>0.472829</text:p>
          </table:table-cell>
          <table:table-cell office:value-type="float" office:value="0.0315681">
            <text:p>0.0315681</text:p>
          </table:table-cell>
          <table:table-cell table:number-columns-repeated="4"/>
        </table:table-row>
        <table:table-row table:style-name="ro1">
          <table:table-cell office:value-type="string">
            <text:p>UNTIL_2_10-1000</text:p>
          </table:table-cell>
          <table:table-cell office:value-type="float" office:value="0.0107293">
            <text:p>0.0107293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_100-10000</text:p>
          </table:table-cell>
          <table:table-cell office:value-type="float" office:value="0.0293894">
            <text:p>0.0293894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50_500-100000</text:p>
          </table:table-cell>
          <table:table-cell office:value-type="float" office:value="0.22986">
            <text:p>0.2298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0_1000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2_10-rand-1000</text:p>
          </table:table-cell>
          <table:table-cell office:value-type="float" office:value="0.0104085">
            <text:p>0.0104085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_100-rand-1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50_500-rand-1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_100_1000-rand-1000000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UNTIL-1000</text:p>
          </table:table-cell>
          <table:table-cell office:value-type="float" office:value="0.0102001">
            <text:p>0.0102001</text:p>
          </table:table-cell>
          <table:table-cell office:value-type="float" office:value="0.0066829">
            <text:p>0.0066829</text:p>
          </table:table-cell>
          <table:table-cell table:number-columns-repeated="4"/>
        </table:table-row>
        <table:table-row table:style-name="ro1">
          <table:table-cell office:value-type="string">
            <text:p>UNTIL-10000</text:p>
          </table:table-cell>
          <table:table-cell office:value-type="float" office:value="0.025803">
            <text:p>0.025803</text:p>
          </table:table-cell>
          <table:table-cell office:value-type="float" office:value="0.0273302">
            <text:p>0.0273302</text:p>
          </table:table-cell>
          <table:table-cell table:number-columns-repeated="4"/>
        </table:table-row>
        <table:table-row table:style-name="ro1">
          <table:table-cell office:value-type="string">
            <text:p>UNTIL-100000</text:p>
          </table:table-cell>
          <table:table-cell office:value-type="float" office:value="0.189978">
            <text:p>0.189978</text:p>
          </table:table-cell>
          <table:table-cell office:value-type="float" office:value="0.186818">
            <text:p>0.186818</text:p>
          </table:table-cell>
          <table:table-cell table:number-columns-repeated="4"/>
        </table:table-row>
        <table:table-row table:style-name="ro1">
          <table:table-cell office:value-type="string">
            <text:p>UNTIL-1000000</text:p>
          </table:table-cell>
          <table:table-cell office:value-type="float" office:value="1.87697">
            <text:p>1.87697</text:p>
          </table:table-cell>
          <table:table-cell office:value-type="float" office:value="1.73759">
            <text:p>1.73759</text:p>
          </table:table-cell>
          <table:table-cell table:number-columns-repeated="4"/>
        </table:table-row>
        <table:table-row table:style-name="ro1">
          <table:table-cell office:value-type="string">
            <text:p>UNTIL-rand-1000</text:p>
          </table:table-cell>
          <table:table-cell office:value-type="float" office:value="0.0102043">
            <text:p>0.0102043</text:p>
          </table:table-cell>
          <table:table-cell office:value-type="float" office:value="0.0067438">
            <text:p>0.0067438</text:p>
          </table:table-cell>
          <table:table-cell table:number-columns-repeated="4"/>
        </table:table-row>
        <table:table-row table:style-name="ro1">
          <table:table-cell office:value-type="string">
            <text:p>UNTIL-rand-10000</text:p>
          </table:table-cell>
          <table:table-cell office:value-type="float" office:value="0.0266053">
            <text:p>0.0266053</text:p>
          </table:table-cell>
          <table:table-cell office:value-type="float" office:value="0.0369347">
            <text:p>0.0369347</text:p>
          </table:table-cell>
          <table:table-cell table:number-columns-repeated="4"/>
        </table:table-row>
        <table:table-row table:style-name="ro1">
          <table:table-cell office:value-type="string">
            <text:p>UNTIL-rand-100000</text:p>
          </table:table-cell>
          <table:table-cell office:value-type="float" office:value="0.201771">
            <text:p>0.201771</text:p>
          </table:table-cell>
          <table:table-cell office:value-type="float" office:value="0.27222">
            <text:p>0.27222</text:p>
          </table:table-cell>
          <table:table-cell table:number-columns-repeated="4"/>
        </table:table-row>
        <table:table-row table:style-name="ro1">
          <table:table-cell office:value-type="string">
            <text:p>UNTIL-rand-1000000</text:p>
          </table:table-cell>
          <table:table-cell office:value-type="float" office:value="1.99467">
            <text:p>1.99467</text:p>
          </table:table-cell>
          <table:table-cell office:value-type="float" office:value="2.67897">
            <text:p>2.67897</text:p>
          </table:table-cell>
          <table:table-cell table:number-columns-repeated="4"/>
        </table:table-row>
        <table:table-row table:style-name="ro1" table:number-rows-repeated="104849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AND" table:style-name="ta1">
        <table:shapes>
          <draw:frame draw:z-index="0" draw:style-name="gr1" draw:text-style-name="P1" svg:width="6.9831in" svg:height="3.928in" svg:x="0.0717in" svg:y="0.0354in">
            <draw:object draw:notify-on-update-of-ranges="Sheet1.A18:Sheet1.A25 Sheet1.B1:Sheet1.B1 Sheet1.B18:Sheet1.B25 Sheet1.C1:Sheet1.C1 Sheet1.C18:Sheet1.C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OR" table:style-name="ta1">
        <table:shapes>
          <draw:frame draw:z-index="0" draw:style-name="gr1" draw:text-style-name="P1" svg:width="6.9827in" svg:height="3.9276in" svg:x="0.1327in" svg:y="0.0882in">
            <draw:object draw:notify-on-update-of-ranges="Sheet1.A50:Sheet1.A57 Sheet1.B1:Sheet1.B1 Sheet1.B50:Sheet1.B57 Sheet1.C1:Sheet1.C1 Sheet1.C50:Sheet1.C5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NOT" table:style-name="ta1">
        <table:shapes>
          <draw:frame draw:z-index="0" draw:style-name="gr1" draw:text-style-name="P1" svg:width="6.9402in" svg:height="3.9035in" svg:x="0.0787in" svg:y="0.0807in">
            <draw:object draw:notify-on-update-of-ranges="Sheet1.A42:Sheet1.A49 Sheet1.B1:Sheet1.B1 Sheet1.B42:Sheet1.B49 Sheet1.C1:Sheet1.C1 Sheet1.C42:Sheet1.C4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EVTL" table:style-name="ta1">
        <table:shapes>
          <draw:frame draw:z-index="0" draw:style-name="gr1" draw:text-style-name="P1" svg:width="6.9524in" svg:height="3.9106in" svg:x="0.0827in" svg:y="0.0185in">
            <draw:object draw:notify-on-update-of-ranges="Sheet1.A34:Sheet1.A41 Sheet1.B1:Sheet1.B1 Sheet1.B34:Sheet1.B41 Sheet1.C1:Sheet1.C1 Sheet1.C34:Sheet1.C4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ALW" table:style-name="ta1">
        <table:shapes>
          <draw:frame draw:z-index="0" draw:style-name="gr1" draw:text-style-name="P1" svg:width="6.9386in" svg:height="3.9028in" svg:x="0.1043in" svg:y="0.05in">
            <draw:object draw:notify-on-update-of-ranges="Sheet1.A10:Sheet1.A17 Sheet1.B1:Sheet1.B1 Sheet1.B10:Sheet1.B17 Sheet1.C1:Sheet1.C1 Sheet1.C10:Sheet1.C17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UNTIL" table:style-name="ta1">
        <table:shapes>
          <draw:frame draw:z-index="0" draw:style-name="gr1" draw:text-style-name="P1" svg:width="6.9307in" svg:height="3.8984in" svg:x="0.0827in" svg:y="0.0394in">
            <draw:object draw:notify-on-update-of-ranges="Sheet1.A66:Sheet1.A73 Sheet1.B1:Sheet1.B1 Sheet1.B66:Sheet1.B73 Sheet1.C1:Sheet1.C1 Sheet1.C66:Sheet1.C73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EVTL" table:style-name="ta1">
        <table:shapes>
          <draw:frame draw:z-index="0" draw:style-name="gr1" draw:text-style-name="P1" svg:width="6.9575in" svg:height="3.9134in" svg:x="0.0827in" svg:y="0.0291in">
            <draw:object draw:notify-on-update-of-ranges="Sheet1.A26:Sheet1.A33 Sheet1.B1:Sheet1.B1 Sheet1.B26:Sheet1.B33 Sheet1.C1:Sheet1.C1 Sheet1.C26:Sheet1.C33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ALW" table:style-name="ta1">
        <table:shapes>
          <draw:frame draw:z-index="0" draw:style-name="gr1" draw:text-style-name="P1" svg:width="6.9945in" svg:height="3.9343in" svg:x="0.0504in" svg:y="0.0709in">
            <draw:object draw:notify-on-update-of-ranges="Sheet1.A2:Sheet1.A9 Sheet1.B1:Sheet1.B1 Sheet1.B2:Sheet1.B9 Sheet1.C1:Sheet1.C1 Sheet1.C2:Sheet1.C9"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table table:name="BUNTIL" table:style-name="ta1">
        <table:shapes>
          <draw:frame draw:z-index="0" draw:style-name="gr1" draw:text-style-name="P1" svg:width="6.9575in" svg:height="3.9134in" svg:x="0.1154in" svg:y="0.1126in">
            <draw:object draw:notify-on-update-of-ranges="Sheet1.A58:Sheet1.A65 Sheet1.B1:Sheet1.B1 Sheet1.B58:Sheet1.B65 Sheet1.C1:Sheet1.C1 Sheet1.C58:Sheet1.C65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1:Sheet1.C7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de" fo:country="A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A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23:46: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26T08:53:41</dc:date>
    <dc:creator>Bernhard Denner</dc:creator>
    <meta:generator>LibreOffice/4.0.2.2$Linux_X86_64 LibreOffice_project/400m0$Build-2</meta:generator>
    <meta:editing-duration>PT7H18M30S</meta:editing-duration>
    <meta:editing-cycles>17</meta:editing-cycles>
    <meta:document-statistic meta:table-count="10" meta:cell-count="219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8cm" svg:height="9.978cm" xlink:href=".." xlink:type="simple" chart:class="chart:bar" chart:style-name="ch1">
        <chart:title svg:x="7.383cm" svg:y="0.335cm" chart:style-name="ch2">
          <text:p>Operator AND</text:p>
        </chart:title>
        <chart:legend chart:legend-position="end" svg:x="15.263cm" svg:y="4.441cm" style:legend-expansion="high" chart:style-name="ch3"/>
        <chart:plot-area chart:style-name="ch4" table:cell-range-address="Sheet1.A18:Sheet1.C25 Sheet1.B1:Sheet1.C1" chart:data-source-has-labels="both" svg:x="1.365cm" svg:y="1.711cm" svg:width="14.175cm" svg:height="7.086cm">
          <chartooo:coordinate-region svg:x="2.463cm" svg:y="1.91cm" svg:width="12.606cm" svg:height="6cm"/>
          <chart:axis chart:dimension="x" chart:name="primary-x" chart:style-name="ch5" chartooo:axis-type="auto">
            <chartooo:date-scale/>
            <chart:title svg:x="7.627cm" svg:y="8.996cm" chart:style-name="ch6">
              <text:p>Test cases</text:p>
            </chart:title>
            <chart:categories table:cell-range-address="Sheet1.A18:Sheet1.A25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8:Sheet1.B25" chart:label-cell-address="Sheet1.B1:Sheet1.B1" chart:class="chart:bar">
            <chart:data-point chart:repeated="8"/>
          </chart:series>
          <chart:series chart:style-name="ch11" chart:values-cell-range-address="Sheet1.C18:Sheet1.C2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-1000</text:p>
                <draw:g>
                  <svg:desc>Sheet1.A18:Sheet1.A25</svg:desc>
                </draw:g>
              </table:table-cell>
              <table:table-cell office:value-type="float" office:value="0.0087071">
                <text:p>0.0087071</text:p>
                <draw:g>
                  <svg:desc>Sheet1.B18:Sheet1.B25</svg:desc>
                </draw:g>
              </table:table-cell>
              <table:table-cell office:value-type="float" office:value="0.0024322">
                <text:p>0.0024322</text:p>
                <draw:g>
                  <svg:desc>Sheet1.C18:Sheet1.C25</svg:desc>
                </draw:g>
              </table:table-cell>
            </table:table-row>
            <table:table-row>
              <table:table-cell office:value-type="string">
                <text:p>AND-10000</text:p>
              </table:table-cell>
              <table:table-cell office:value-type="float" office:value="0.0120728">
                <text:p>0.0120728</text:p>
              </table:table-cell>
              <table:table-cell office:value-type="float" office:value="0.0022635">
                <text:p>0.0022635</text:p>
              </table:table-cell>
            </table:table-row>
            <table:table-row>
              <table:table-cell office:value-type="string">
                <text:p>AND-100000</text:p>
              </table:table-cell>
              <table:table-cell office:value-type="float" office:value="0.0483881">
                <text:p>0.0483881</text:p>
              </table:table-cell>
              <table:table-cell office:value-type="float" office:value="0.0057041">
                <text:p>0.0057041</text:p>
              </table:table-cell>
            </table:table-row>
            <table:table-row>
              <table:table-cell office:value-type="string">
                <text:p>AND-1000000</text:p>
              </table:table-cell>
              <table:table-cell office:value-type="float" office:value="0.445987">
                <text:p>0.445987</text:p>
              </table:table-cell>
              <table:table-cell office:value-type="float" office:value="0.0296072">
                <text:p>0.0296072</text:p>
              </table:table-cell>
            </table:table-row>
            <table:table-row>
              <table:table-cell office:value-type="string">
                <text:p>AND-rand-1000</text:p>
              </table:table-cell>
              <table:table-cell office:value-type="float" office:value="0.0085973">
                <text:p>0.0085973</text:p>
              </table:table-cell>
              <table:table-cell office:value-type="float" office:value="0.0022236">
                <text:p>0.0022236</text:p>
              </table:table-cell>
            </table:table-row>
            <table:table-row>
              <table:table-cell office:value-type="string">
                <text:p>AND-rand-10000</text:p>
              </table:table-cell>
              <table:table-cell office:value-type="float" office:value="0.0116511">
                <text:p>0.0116511</text:p>
              </table:table-cell>
              <table:table-cell office:value-type="float" office:value="0.0024326">
                <text:p>0.0024326</text:p>
              </table:table-cell>
            </table:table-row>
            <table:table-row>
              <table:table-cell office:value-type="string">
                <text:p>AND-rand-100000</text:p>
              </table:table-cell>
              <table:table-cell office:value-type="float" office:value="0.050743">
                <text:p>0.050743</text:p>
              </table:table-cell>
              <table:table-cell office:value-type="float" office:value="0.0060476">
                <text:p>0.0060476</text:p>
              </table:table-cell>
            </table:table-row>
            <table:table-row>
              <table:table-cell office:value-type="string">
                <text:p>AND-rand-1000000</text:p>
              </table:table-cell>
              <table:table-cell office:value-type="float" office:value="0.467298">
                <text:p>0.467298</text:p>
              </table:table-cell>
              <table:table-cell office:value-type="float" office:value="0.030101">
                <text:p>0.0301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even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094cm" svg:y="0.334cm" chart:style-name="ch2">
          <text:p>Operator Bound Eventually</text:p>
        </chart:title>
        <chart:legend svg:x="14.537cm" svg:y="0.26cm" style:legend-expansion="custom" chartooo:width="2.265cm" chartooo:height="1.096cm" style:legend-expansion-aspect-ratio="2.06660583941606" chart:style-name="ch3"/>
        <chart:plot-area chart:style-name="ch4" table:cell-range-address="Sheet1.A26:Sheet1.C33 Sheet1.B1:Sheet1.C1" chart:data-source-has-labels="both" svg:x="0.99cm" svg:y="1.705cm" svg:width="17.294cm" svg:height="7.051cm">
          <chartooo:coordinate-region svg:x="2.088cm" svg:y="1.905cm" svg:width="15.115cm" svg:height="5.964cm"/>
          <chart:axis chart:dimension="x" chart:name="primary-x" chart:style-name="ch5" chartooo:axis-type="auto">
            <chartooo:date-scale/>
            <chart:title svg:x="8.892cm" svg:y="8.954cm" chart:style-name="ch6">
              <text:p>Test case</text:p>
            </chart:title>
            <chart:categories table:cell-range-address="Sheet1.A26:Sheet1.A33"/>
          </chart:axis>
          <chart:axis chart:dimension="y" chart:name="primary-y" chart:style-name="ch7">
            <chart:title svg:x="0.077cm" svg:y="6.293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6:Sheet1.B33" chart:label-cell-address="Sheet1.B1:Sheet1.B1" chart:class="chart:bar">
            <chart:data-point chart:repeated="8"/>
          </chart:series>
          <chart:series chart:style-name="ch11" chart:values-cell-range-address="Sheet1.C26:Sheet1.C3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_2_10-1000</text:p>
                <draw:g>
                  <svg:desc>Sheet1.A26:Sheet1.A33</svg:desc>
                </draw:g>
              </table:table-cell>
              <table:table-cell office:value-type="float" office:value="0.0055599">
                <text:p>0.0055599</text:p>
                <draw:g>
                  <svg:desc>Sheet1.B26:Sheet1.B33</svg:desc>
                </draw:g>
              </table:table-cell>
              <table:table-cell office:value-type="float" office:value="0.0074218">
                <text:p>0.0074218</text:p>
                <draw:g>
                  <svg:desc>Sheet1.C26:Sheet1.C33</svg:desc>
                </draw:g>
              </table:table-cell>
            </table:table-row>
            <table:table-row>
              <table:table-cell office:value-type="string">
                <text:p>EVTL_10_100-10000</text:p>
              </table:table-cell>
              <table:table-cell office:value-type="float" office:value="0.0073029">
                <text:p>0.0073029</text:p>
              </table:table-cell>
              <table:table-cell office:value-type="float" office:value="0.0272413">
                <text:p>0.0272413</text:p>
              </table:table-cell>
            </table:table-row>
            <table:table-row>
              <table:table-cell office:value-type="string">
                <text:p>EVTL_50_500-100000</text:p>
              </table:table-cell>
              <table:table-cell office:value-type="float" office:value="0">
                <text:p>0</text:p>
              </table:table-cell>
              <table:table-cell office:value-type="float" office:value="1.25304">
                <text:p>1.25304</text:p>
              </table:table-cell>
            </table:table-row>
            <table:table-row>
              <table:table-cell office:value-type="string">
                <text:p>EVTL_100_1000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VTL_2_10-rand-1000</text:p>
              </table:table-cell>
              <table:table-cell office:value-type="float" office:value="0.0055204">
                <text:p>0.0055204</text:p>
              </table:table-cell>
              <table:table-cell office:value-type="float" office:value="0.0075555">
                <text:p>0.0075555</text:p>
              </table:table-cell>
            </table:table-row>
            <table:table-row>
              <table:table-cell office:value-type="string">
                <text:p>EVTL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.0141128">
                <text:p>0.0141128</text:p>
              </table:table-cell>
            </table:table-row>
            <table:table-row>
              <table:table-cell office:value-type="string">
                <text:p>EVTL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.535884">
                <text:p>0.535884</text:p>
              </table:table-cell>
            </table:table-row>
            <table:table-row>
              <table:table-cell office:value-type="string">
                <text:p>EVTL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67cm" svg:height="9.994cm" xlink:href=".." xlink:type="simple" chart:class="chart:bar" chart:style-name="ch1">
        <chart:title svg:x="6.458cm" svg:y="0.335cm" chart:style-name="ch2">
          <text:p>Operator Bound Always</text:p>
        </chart:title>
        <chart:legend svg:x="15.017cm" svg:y="0.34cm" style:legend-expansion="custom" chartooo:width="2.265cm" chartooo:height="1.096cm" style:legend-expansion-aspect-ratio="2.06660583941606" chart:style-name="ch3"/>
        <chart:plot-area chart:style-name="ch4" table:cell-range-address="Sheet1.A1:Sheet1.C9" chart:data-source-has-labels="both" svg:x="0.994cm" svg:y="1.711cm" svg:width="17.351cm" svg:height="7.101cm">
          <chartooo:coordinate-region svg:x="2.092cm" svg:y="1.911cm" svg:width="15.233cm" svg:height="6.014cm"/>
          <chart:axis chart:dimension="x" chart:name="primary-x" chart:style-name="ch5" chartooo:axis-type="auto">
            <chartooo:date-scale/>
            <chart:title svg:x="8.964cm" svg:y="9.011cm" chart:style-name="ch6">
              <text:p>Testcase</text:p>
            </chart:title>
            <chart:categories table:cell-range-address="Sheet1.A2:Sheet1.A9"/>
          </chart:axis>
          <chart:axis chart:dimension="y" chart:name="primary-y" chart:style-name="ch7">
            <chart:title svg:x="0.079cm" svg:y="6.324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_2_10-1000</text:p>
                <draw:g>
                  <svg:desc>Sheet1.A2:Sheet1.A9</svg:desc>
                </draw:g>
              </table:table-cell>
              <table:table-cell office:value-type="float" office:value="0.0055902">
                <text:p>0.0055902</text:p>
                <draw:g>
                  <svg:desc>Sheet1.B2:Sheet1.B9</svg:desc>
                </draw:g>
              </table:table-cell>
              <table:table-cell office:value-type="float" office:value="0.005902">
                <text:p>0.005902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ALW_10_100-10000</text:p>
              </table:table-cell>
              <table:table-cell office:value-type="float" office:value="0.0073046">
                <text:p>0.0073046</text:p>
              </table:table-cell>
              <table:table-cell office:value-type="float" office:value="0.0257203">
                <text:p>0.0257203</text:p>
              </table:table-cell>
            </table:table-row>
            <table:table-row>
              <table:table-cell office:value-type="string">
                <text:p>ALW_50_500-100000</text:p>
              </table:table-cell>
              <table:table-cell office:value-type="float" office:value="0">
                <text:p>0</text:p>
              </table:table-cell>
              <table:table-cell office:value-type="float" office:value="0.0018165">
                <text:p>0.0018165</text:p>
              </table:table-cell>
            </table:table-row>
            <table:table-row>
              <table:table-cell office:value-type="string">
                <text:p>ALW_100_1000-1000000</text:p>
              </table:table-cell>
              <table:table-cell office:value-type="float" office:value="0">
                <text:p>0</text:p>
              </table:table-cell>
              <table:table-cell office:value-type="float" office:value="0.0018002">
                <text:p>0.0018002</text:p>
              </table:table-cell>
            </table:table-row>
            <table:table-row>
              <table:table-cell office:value-type="string">
                <text:p>ALW_2_10-rand-1000</text:p>
              </table:table-cell>
              <table:table-cell office:value-type="float" office:value="0.0055159">
                <text:p>0.0055159</text:p>
              </table:table-cell>
              <table:table-cell office:value-type="float" office:value="0.0076358">
                <text:p>0.0076358</text:p>
              </table:table-cell>
            </table:table-row>
            <table:table-row>
              <table:table-cell office:value-type="string">
                <text:p>ALW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.0135661">
                <text:p>0.0135661</text:p>
              </table:table-cell>
            </table:table-row>
            <table:table-row>
              <table:table-cell office:value-type="string">
                <text:p>ALW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.533961">
                <text:p>0.533961</text:p>
              </table:table-cell>
            </table:table-row>
            <table:table-row>
              <table:table-cell office:value-type="string">
                <text:p>ALW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676cm" svg:y="0.334cm" chart:style-name="ch2">
          <text:p>Operator Bound Until</text:p>
        </chart:title>
        <chart:legend svg:x="15.005cm" svg:y="0.419cm" style:legend-expansion="custom" chartooo:width="2.265cm" chartooo:height="1.096cm" style:legend-expansion-aspect-ratio="2.06660583941606" chart:style-name="ch3"/>
        <chart:plot-area chart:style-name="ch4" table:cell-range-address="Sheet1.A58:Sheet1.C65 Sheet1.B1:Sheet1.C1" chart:data-source-has-labels="both" svg:x="1.734cm" svg:y="1.707cm" svg:width="16.559cm" svg:height="7.742cm">
          <chartooo:coordinate-region svg:x="2.832cm" svg:y="1.906cm" svg:width="14.261cm" svg:height="6.656cm"/>
          <chart:axis chart:dimension="x" chart:name="primary-x" chart:style-name="ch5" chartooo:axis-type="auto">
            <chartooo:date-scale/>
            <chart:title svg:x="9.268cm" svg:y="9.381cm" chart:style-name="ch6">
              <text:p>Test case</text:p>
            </chart:title>
            <chart:categories table:cell-range-address="Sheet1.A58:Sheet1.A65"/>
          </chart:axis>
          <chart:axis chart:dimension="y" chart:name="primary-y" chart:style-name="ch7">
            <chart:title svg:x="0.821cm" svg:y="6.64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8:Sheet1.B65" chart:label-cell-address="Sheet1.B1:Sheet1.B1" chart:class="chart:bar">
            <chart:data-point chart:repeated="8"/>
          </chart:series>
          <chart:series chart:style-name="ch11" chart:values-cell-range-address="Sheet1.C58:Sheet1.C6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_2_10-1000</text:p>
                <draw:g>
                  <svg:desc>Sheet1.A58:Sheet1.A65</svg:desc>
                </draw:g>
              </table:table-cell>
              <table:table-cell office:value-type="float" office:value="0.0107293">
                <text:p>0.0107293</text:p>
                <draw:g>
                  <svg:desc>Sheet1.B58:Sheet1.B65</svg:desc>
                </draw:g>
              </table:table-cell>
              <table:table-cell office:value-type="float" office:value="0">
                <text:p>0</text:p>
                <draw:g>
                  <svg:desc>Sheet1.C58:Sheet1.C65</svg:desc>
                </draw:g>
              </table:table-cell>
            </table:table-row>
            <table:table-row>
              <table:table-cell office:value-type="string">
                <text:p>UNTIL_10_100-10000</text:p>
              </table:table-cell>
              <table:table-cell office:value-type="float" office:value="0.0293894">
                <text:p>0.029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100000</text:p>
              </table:table-cell>
              <table:table-cell office:value-type="float" office:value="0.22986">
                <text:p>0.2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2_10-rand-1000</text:p>
              </table:table-cell>
              <table:table-cell office:value-type="float" office:value="0.0104085">
                <text:p>0.010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6cm" svg:height="9.934cm" xlink:href=".." xlink:type="simple" chart:class="chart:bar" chart:style-name="ch1">
        <chart:title svg:x="5.836cm" svg:y="0.334cm" chart:style-name="ch2">
          <text:p>Operator Unbound Eventually</text:p>
        </chart:title>
        <chart:legend chart:legend-position="end" svg:x="15.185cm" svg:y="4.419cm" style:legend-expansion="high" chart:style-name="ch3"/>
        <chart:plot-area chart:style-name="ch4" table:cell-range-address="Sheet1.A34:Sheet1.C41 Sheet1.B1:Sheet1.C1" chart:data-source-has-labels="both" svg:x="1.364cm" svg:y="1.706cm" svg:width="13.83cm" svg:height="7.047cm">
          <chartooo:coordinate-region svg:x="2.647cm" svg:y="1.905cm" svg:width="11.986cm" svg:height="5.961cm"/>
          <chart:axis chart:dimension="x" chart:name="primary-x" chart:style-name="ch5" chartooo:axis-type="auto">
            <chartooo:date-scale/>
            <chart:title svg:x="7.534cm" svg:y="8.951cm" chart:style-name="ch6">
              <text:p>Test case</text:p>
            </chart:title>
            <chart:categories table:cell-range-address="Sheet1.A34:Sheet1.A41"/>
          </chart:axis>
          <chart:axis chart:dimension="y" chart:name="primary-y" chart:style-name="ch7">
            <chart:title svg:x="0.451cm" svg:y="6.29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34:Sheet1.B41" chart:label-cell-address="Sheet1.B1:Sheet1.B1" chart:class="chart:bar">
            <chart:data-point chart:repeated="8"/>
          </chart:series>
          <chart:series chart:style-name="ch11" chart:values-cell-range-address="Sheet1.C34:Sheet1.C41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-1000</text:p>
                <draw:g>
                  <svg:desc>Sheet1.A34:Sheet1.A41</svg:desc>
                </draw:g>
              </table:table-cell>
              <table:table-cell office:value-type="float" office:value="0.0055339">
                <text:p>0.0055339</text:p>
                <draw:g>
                  <svg:desc>Sheet1.B34:Sheet1.B41</svg:desc>
                </draw:g>
              </table:table-cell>
              <table:table-cell office:value-type="float" office:value="0.0008783">
                <text:p>0.0008783</text:p>
                <draw:g>
                  <svg:desc>Sheet1.C34:Sheet1.C41</svg:desc>
                </draw:g>
              </table:table-cell>
            </table:table-row>
            <table:table-row>
              <table:table-cell office:value-type="string">
                <text:p>EVTL-10000</text:p>
              </table:table-cell>
              <table:table-cell office:value-type="float" office:value="0.0070002">
                <text:p>0.0070002</text:p>
              </table:table-cell>
              <table:table-cell office:value-type="float" office:value="0.0007868">
                <text:p>0.0007868</text:p>
              </table:table-cell>
            </table:table-row>
            <table:table-row>
              <table:table-cell office:value-type="string">
                <text:p>EVTL-100000</text:p>
              </table:table-cell>
              <table:table-cell office:value-type="float" office:value="0.020698">
                <text:p>0.020698</text:p>
              </table:table-cell>
              <table:table-cell office:value-type="float" office:value="0.0014221">
                <text:p>0.0014221</text:p>
              </table:table-cell>
            </table:table-row>
            <table:table-row>
              <table:table-cell office:value-type="string">
                <text:p>EVTL-1000000</text:p>
              </table:table-cell>
              <table:table-cell office:value-type="float" office:value="0.184379">
                <text:p>0.184379</text:p>
              </table:table-cell>
              <table:table-cell office:value-type="float" office:value="0.0047984">
                <text:p>0.0047984</text:p>
              </table:table-cell>
            </table:table-row>
            <table:table-row>
              <table:table-cell office:value-type="string">
                <text:p>EVTL-rand-1000</text:p>
              </table:table-cell>
              <table:table-cell office:value-type="float" office:value="0.0056138">
                <text:p>0.0056138</text:p>
              </table:table-cell>
              <table:table-cell office:value-type="float" office:value="0.0007995">
                <text:p>0.0007995</text:p>
              </table:table-cell>
            </table:table-row>
            <table:table-row>
              <table:table-cell office:value-type="string">
                <text:p>EVTL-rand-10000</text:p>
              </table:table-cell>
              <table:table-cell office:value-type="float" office:value="0.0067862">
                <text:p>0.0067862</text:p>
              </table:table-cell>
              <table:table-cell office:value-type="float" office:value="0.0006942">
                <text:p>0.0006942</text:p>
              </table:table-cell>
            </table:table-row>
            <table:table-row>
              <table:table-cell office:value-type="string">
                <text:p>EVTL-rand-100000</text:p>
              </table:table-cell>
              <table:table-cell office:value-type="float" office:value="0.0208511">
                <text:p>0.0208511</text:p>
              </table:table-cell>
              <table:table-cell office:value-type="float" office:value="0.0014816">
                <text:p>0.0014816</text:p>
              </table:table-cell>
            </table:table-row>
            <table:table-row>
              <table:table-cell office:value-type="string">
                <text:p>EVTL-rand-1000000</text:p>
              </table:table-cell>
              <table:table-cell office:value-type="float" office:value="0.182505">
                <text:p>0.182505</text:p>
              </table:table-cell>
              <table:table-cell office:value-type="float" office:value="0.0048978">
                <text:p>0.0048978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5cm" svg:height="9.914cm" xlink:href=".." xlink:type="simple" chart:class="chart:bar" chart:style-name="ch1">
        <chart:title svg:x="6.136cm" svg:y="0.334cm" chart:style-name="ch2">
          <text:p>Operator Unbound Always</text:p>
        </chart:title>
        <chart:legend chart:legend-position="end" svg:x="15.15cm" svg:y="4.409cm" style:legend-expansion="high" chart:style-name="ch3"/>
        <chart:plot-area chart:style-name="ch4" table:cell-range-address="Sheet1.A10:Sheet1.C17 Sheet1.B1:Sheet1.C1" chart:data-source-has-labels="both" svg:x="1.363cm" svg:y="1.706cm" svg:width="13.928cm" svg:height="7.027cm">
          <chartooo:coordinate-region svg:x="2.646cm" svg:y="1.905cm" svg:width="12.146cm" svg:height="5.941cm"/>
          <chart:axis chart:dimension="x" chart:name="primary-x" chart:style-name="ch5" chartooo:axis-type="auto">
            <chartooo:date-scale/>
            <chart:title svg:x="7.582cm" svg:y="8.931cm" chart:style-name="ch6">
              <text:p>Test case</text:p>
            </chart:title>
            <chart:categories table:cell-range-address="Sheet1.A10:Sheet1.A17"/>
          </chart:axis>
          <chart:axis chart:dimension="y" chart:name="primary-y" chart:style-name="ch7">
            <chart:title svg:x="0.451cm" svg:y="6.28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0:Sheet1.B17" chart:label-cell-address="Sheet1.B1:Sheet1.B1" chart:class="chart:bar">
            <chart:data-point chart:repeated="8"/>
          </chart:series>
          <chart:series chart:style-name="ch11" chart:values-cell-range-address="Sheet1.C10:Sheet1.C1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-1000</text:p>
                <draw:g>
                  <svg:desc>Sheet1.A10:Sheet1.A17</svg:desc>
                </draw:g>
              </table:table-cell>
              <table:table-cell office:value-type="float" office:value="0.0055429">
                <text:p>0.0055429</text:p>
                <draw:g>
                  <svg:desc>Sheet1.B10:Sheet1.B17</svg:desc>
                </draw:g>
              </table:table-cell>
              <table:table-cell office:value-type="float" office:value="0.0008477">
                <text:p>0.0008477</text:p>
                <draw:g>
                  <svg:desc>Sheet1.C10:Sheet1.C17</svg:desc>
                </draw:g>
              </table:table-cell>
            </table:table-row>
            <table:table-row>
              <table:table-cell office:value-type="string">
                <text:p>ALW-10000</text:p>
              </table:table-cell>
              <table:table-cell office:value-type="float" office:value="0.0066054">
                <text:p>0.0066054</text:p>
              </table:table-cell>
              <table:table-cell office:value-type="float" office:value="0.0008328">
                <text:p>0.0008328</text:p>
              </table:table-cell>
            </table:table-row>
            <table:table-row>
              <table:table-cell office:value-type="string">
                <text:p>ALW-100000</text:p>
              </table:table-cell>
              <table:table-cell office:value-type="float" office:value="0.0201779">
                <text:p>0.0201779</text:p>
              </table:table-cell>
              <table:table-cell office:value-type="float" office:value="0.0019832">
                <text:p>0.0019832</text:p>
              </table:table-cell>
            </table:table-row>
            <table:table-row>
              <table:table-cell office:value-type="string">
                <text:p>ALW-1000000</text:p>
              </table:table-cell>
              <table:table-cell office:value-type="float" office:value="0.183013">
                <text:p>0.183013</text:p>
              </table:table-cell>
              <table:table-cell office:value-type="float" office:value="0.0054916">
                <text:p>0.0054916</text:p>
              </table:table-cell>
            </table:table-row>
            <table:table-row>
              <table:table-cell office:value-type="string">
                <text:p>ALW-rand-1000</text:p>
              </table:table-cell>
              <table:table-cell office:value-type="float" office:value="0.005637">
                <text:p>0.005637</text:p>
              </table:table-cell>
              <table:table-cell office:value-type="float" office:value="0.0008801">
                <text:p>0.0008801</text:p>
              </table:table-cell>
            </table:table-row>
            <table:table-row>
              <table:table-cell office:value-type="string">
                <text:p>ALW-rand-10000</text:p>
              </table:table-cell>
              <table:table-cell office:value-type="float" office:value="0.0067808">
                <text:p>0.0067808</text:p>
              </table:table-cell>
              <table:table-cell office:value-type="float" office:value="0.0007204">
                <text:p>0.0007204</text:p>
              </table:table-cell>
            </table:table-row>
            <table:table-row>
              <table:table-cell office:value-type="string">
                <text:p>ALW-rand-100000</text:p>
              </table:table-cell>
              <table:table-cell office:value-type="float" office:value="0.0205671">
                <text:p>0.0205671</text:p>
              </table:table-cell>
              <table:table-cell office:value-type="float" office:value="0.0019321">
                <text:p>0.0019321</text:p>
              </table:table-cell>
            </table:table-row>
            <table:table-row>
              <table:table-cell office:value-type="string">
                <text:p>ALW-rand-1000000</text:p>
              </table:table-cell>
              <table:table-cell office:value-type="float" office:value="0.181198">
                <text:p>0.181198</text:p>
              </table:table-cell>
              <table:table-cell office:value-type="float" office:value="0.0054665">
                <text:p>0.0054665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05cm" svg:height="9.903cm" xlink:href=".." xlink:type="simple" chart:class="chart:bar" chart:style-name="ch1">
        <chart:title svg:x="6.205cm" svg:y="0.334cm" chart:style-name="ch2">
          <text:p>Operator Unbound UNTIL</text:p>
        </chart:title>
        <chart:legend chart:legend-position="end" svg:x="15.13cm" svg:y="4.403cm" style:legend-expansion="high" chart:style-name="ch3"/>
        <chart:plot-area chart:style-name="ch4" table:cell-range-address="Sheet1.A66:Sheet1.C73 Sheet1.B1:Sheet1.C1" chart:data-source-has-labels="both" svg:x="1.362cm" svg:y="1.707cm" svg:width="13.965cm" svg:height="7.016cm">
          <chartooo:coordinate-region svg:x="2.46cm" svg:y="1.906cm" svg:width="12.255cm" svg:height="5.93cm"/>
          <chart:axis chart:dimension="x" chart:name="primary-x" chart:style-name="ch5" chartooo:axis-type="auto">
            <chartooo:date-scale/>
            <chart:title svg:x="7.599cm" svg:y="8.921cm" chart:style-name="ch6">
              <text:p>Test case</text:p>
            </chart:title>
            <chart:categories table:cell-range-address="Sheet1.A66:Sheet1.A73"/>
          </chart:axis>
          <chart:axis chart:dimension="y" chart:name="primary-y" chart:style-name="ch7">
            <chart:title svg:x="0.45cm" svg:y="6.278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66:Sheet1.B73" chart:label-cell-address="Sheet1.B1:Sheet1.B1" chart:class="chart:bar">
            <chart:data-point chart:repeated="8"/>
          </chart:series>
          <chart:series chart:style-name="ch11" chart:values-cell-range-address="Sheet1.C66:Sheet1.C7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-1000</text:p>
                <draw:g>
                  <svg:desc>Sheet1.A66:Sheet1.A73</svg:desc>
                </draw:g>
              </table:table-cell>
              <table:table-cell office:value-type="float" office:value="0.0102001">
                <text:p>0.0102001</text:p>
                <draw:g>
                  <svg:desc>Sheet1.B66:Sheet1.B73</svg:desc>
                </draw:g>
              </table:table-cell>
              <table:table-cell office:value-type="float" office:value="0.0066829">
                <text:p>0.0066829</text:p>
                <draw:g>
                  <svg:desc>Sheet1.C66:Sheet1.C73</svg:desc>
                </draw:g>
              </table:table-cell>
            </table:table-row>
            <table:table-row>
              <table:table-cell office:value-type="string">
                <text:p>UNTIL-10000</text:p>
              </table:table-cell>
              <table:table-cell office:value-type="float" office:value="0.025803">
                <text:p>0.025803</text:p>
              </table:table-cell>
              <table:table-cell office:value-type="float" office:value="0.0273302">
                <text:p>0.0273302</text:p>
              </table:table-cell>
            </table:table-row>
            <table:table-row>
              <table:table-cell office:value-type="string">
                <text:p>UNTIL-100000</text:p>
              </table:table-cell>
              <table:table-cell office:value-type="float" office:value="0.189978">
                <text:p>0.189978</text:p>
              </table:table-cell>
              <table:table-cell office:value-type="float" office:value="0.186818">
                <text:p>0.186818</text:p>
              </table:table-cell>
            </table:table-row>
            <table:table-row>
              <table:table-cell office:value-type="string">
                <text:p>UNTIL-1000000</text:p>
              </table:table-cell>
              <table:table-cell office:value-type="float" office:value="1.87697">
                <text:p>1.87697</text:p>
              </table:table-cell>
              <table:table-cell office:value-type="float" office:value="1.73759">
                <text:p>1.73759</text:p>
              </table:table-cell>
            </table:table-row>
            <table:table-row>
              <table:table-cell office:value-type="string">
                <text:p>UNTIL-rand-1000</text:p>
              </table:table-cell>
              <table:table-cell office:value-type="float" office:value="0.0102043">
                <text:p>0.0102043</text:p>
              </table:table-cell>
              <table:table-cell office:value-type="float" office:value="0.0067438">
                <text:p>0.0067438</text:p>
              </table:table-cell>
            </table:table-row>
            <table:table-row>
              <table:table-cell office:value-type="string">
                <text:p>UNTIL-rand-10000</text:p>
              </table:table-cell>
              <table:table-cell office:value-type="float" office:value="0.0266053">
                <text:p>0.0266053</text:p>
              </table:table-cell>
              <table:table-cell office:value-type="float" office:value="0.0369347">
                <text:p>0.0369347</text:p>
              </table:table-cell>
            </table:table-row>
            <table:table-row>
              <table:table-cell office:value-type="string">
                <text:p>UNTIL-rand-100000</text:p>
              </table:table-cell>
              <table:table-cell office:value-type="float" office:value="0.201771">
                <text:p>0.201771</text:p>
              </table:table-cell>
              <table:table-cell office:value-type="float" office:value="0.27222">
                <text:p>0.27222</text:p>
              </table:table-cell>
            </table:table-row>
            <table:table-row>
              <table:table-cell office:value-type="string">
                <text:p>UNTIL-rand-1000000</text:p>
              </table:table-cell>
              <table:table-cell office:value-type="float" office:value="1.99467">
                <text:p>1.99467</text:p>
              </table:table-cell>
              <table:table-cell office:value-type="float" office:value="2.67897">
                <text:p>2.6789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even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094cm" svg:y="0.334cm" chart:style-name="ch2">
          <text:p>Operator Bound Eventually</text:p>
        </chart:title>
        <chart:legend svg:x="14.537cm" svg:y="0.26cm" style:legend-expansion="custom" chartooo:width="2.265cm" chartooo:height="1.096cm" style:legend-expansion-aspect-ratio="2.06660583941606" chart:style-name="ch3"/>
        <chart:plot-area chart:style-name="ch4" table:cell-range-address="Sheet1.A26:Sheet1.C33 Sheet1.B1:Sheet1.C1" chart:data-source-has-labels="both" svg:x="0.99cm" svg:y="1.706cm" svg:width="17.294cm" svg:height="7.05cm">
          <chartooo:coordinate-region svg:x="2.088cm" svg:y="1.905cm" svg:width="15.115cm" svg:height="5.964cm"/>
          <chart:axis chart:dimension="x" chart:name="primary-x" chart:style-name="ch5" chartooo:axis-type="auto">
            <chartooo:date-scale/>
            <chart:title svg:x="8.892cm" svg:y="8.954cm" chart:style-name="ch6">
              <text:p>Test case</text:p>
            </chart:title>
            <chart:categories table:cell-range-address="Sheet1.A26:Sheet1.A33"/>
          </chart:axis>
          <chart:axis chart:dimension="y" chart:name="primary-y" chart:style-name="ch7">
            <chart:title svg:x="0.077cm" svg:y="6.294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6:Sheet1.B33" chart:label-cell-address="Sheet1.B1:Sheet1.B1" chart:class="chart:bar">
            <chart:data-point chart:repeated="8"/>
          </chart:series>
          <chart:series chart:style-name="ch11" chart:values-cell-range-address="Sheet1.C26:Sheet1.C3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_2_10-1000</text:p>
                <draw:g>
                  <svg:desc>Sheet1.A26:Sheet1.A33</svg:desc>
                </draw:g>
              </table:table-cell>
              <table:table-cell office:value-type="float" office:value="0.0055599">
                <text:p>0.0055599</text:p>
                <draw:g>
                  <svg:desc>Sheet1.B26:Sheet1.B33</svg:desc>
                </draw:g>
              </table:table-cell>
              <table:table-cell office:value-type="float" office:value="0.0074218">
                <text:p>0.0074218</text:p>
                <draw:g>
                  <svg:desc>Sheet1.C26:Sheet1.C33</svg:desc>
                </draw:g>
              </table:table-cell>
            </table:table-row>
            <table:table-row>
              <table:table-cell office:value-type="string">
                <text:p>EVTL_10_100-10000</text:p>
              </table:table-cell>
              <table:table-cell office:value-type="float" office:value="0.0073029">
                <text:p>0.0073029</text:p>
              </table:table-cell>
              <table:table-cell office:value-type="float" office:value="0.0272413">
                <text:p>0.0272413</text:p>
              </table:table-cell>
            </table:table-row>
            <table:table-row>
              <table:table-cell office:value-type="string">
                <text:p>EVTL_50_500-100000</text:p>
              </table:table-cell>
              <table:table-cell office:value-type="float" office:value="0">
                <text:p>0</text:p>
              </table:table-cell>
              <table:table-cell office:value-type="float" office:value="1.25304">
                <text:p>1.25304</text:p>
              </table:table-cell>
            </table:table-row>
            <table:table-row>
              <table:table-cell office:value-type="string">
                <text:p>EVTL_100_1000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EVTL_2_10-rand-1000</text:p>
              </table:table-cell>
              <table:table-cell office:value-type="float" office:value="0.0055204">
                <text:p>0.0055204</text:p>
              </table:table-cell>
              <table:table-cell office:value-type="float" office:value="0.0075555">
                <text:p>0.0075555</text:p>
              </table:table-cell>
            </table:table-row>
            <table:table-row>
              <table:table-cell office:value-type="string">
                <text:p>EVTL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.0141128">
                <text:p>0.0141128</text:p>
              </table:table-cell>
            </table:table-row>
            <table:table-row>
              <table:table-cell office:value-type="string">
                <text:p>EVTL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.535884">
                <text:p>0.535884</text:p>
              </table:table-cell>
            </table:table-row>
            <table:table-row>
              <table:table-cell office:value-type="string">
                <text:p>EVTL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67cm" svg:height="9.994cm" xlink:href=".." xlink:type="simple" chart:class="chart:bar" chart:style-name="ch1">
        <chart:title svg:x="6.458cm" svg:y="0.335cm" chart:style-name="ch2">
          <text:p>Operator Bound Always</text:p>
        </chart:title>
        <chart:legend svg:x="15.017cm" svg:y="0.34cm" style:legend-expansion="custom" chartooo:width="2.265cm" chartooo:height="1.096cm" style:legend-expansion-aspect-ratio="2.06660583941606" chart:style-name="ch3"/>
        <chart:plot-area chart:style-name="ch4" table:cell-range-address="Sheet1.A1:Sheet1.C9" chart:data-source-has-labels="both" svg:x="0.994cm" svg:y="1.711cm" svg:width="17.351cm" svg:height="7.101cm">
          <chartooo:coordinate-region svg:x="2.092cm" svg:y="1.911cm" svg:width="15.233cm" svg:height="6.014cm"/>
          <chart:axis chart:dimension="x" chart:name="primary-x" chart:style-name="ch5" chartooo:axis-type="auto">
            <chartooo:date-scale/>
            <chart:title svg:x="8.964cm" svg:y="9.011cm" chart:style-name="ch6">
              <text:p>Testcase</text:p>
            </chart:title>
            <chart:categories table:cell-range-address="Sheet1.A2:Sheet1.A9"/>
          </chart:axis>
          <chart:axis chart:dimension="y" chart:name="primary-y" chart:style-name="ch7">
            <chart:title svg:x="0.079cm" svg:y="6.324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2:Sheet1.B9" chart:label-cell-address="Sheet1.B1:Sheet1.B1" chart:class="chart:bar">
            <chart:data-point chart:repeated="8"/>
          </chart:series>
          <chart:series chart:style-name="ch11" chart:values-cell-range-address="Sheet1.C2:Sheet1.C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_2_10-1000</text:p>
                <draw:g>
                  <svg:desc>Sheet1.A2:Sheet1.A9</svg:desc>
                </draw:g>
              </table:table-cell>
              <table:table-cell office:value-type="float" office:value="0.0055902">
                <text:p>0.0055902</text:p>
                <draw:g>
                  <svg:desc>Sheet1.B2:Sheet1.B9</svg:desc>
                </draw:g>
              </table:table-cell>
              <table:table-cell office:value-type="float" office:value="0.005902">
                <text:p>0.005902</text:p>
                <draw:g>
                  <svg:desc>Sheet1.C2:Sheet1.C9</svg:desc>
                </draw:g>
              </table:table-cell>
            </table:table-row>
            <table:table-row>
              <table:table-cell office:value-type="string">
                <text:p>ALW_10_100-10000</text:p>
              </table:table-cell>
              <table:table-cell office:value-type="float" office:value="0.0073046">
                <text:p>0.0073046</text:p>
              </table:table-cell>
              <table:table-cell office:value-type="float" office:value="0.0257203">
                <text:p>0.0257203</text:p>
              </table:table-cell>
            </table:table-row>
            <table:table-row>
              <table:table-cell office:value-type="string">
                <text:p>ALW_50_500-100000</text:p>
              </table:table-cell>
              <table:table-cell office:value-type="float" office:value="0">
                <text:p>0</text:p>
              </table:table-cell>
              <table:table-cell office:value-type="float" office:value="0.0018165">
                <text:p>0.0018165</text:p>
              </table:table-cell>
            </table:table-row>
            <table:table-row>
              <table:table-cell office:value-type="string">
                <text:p>ALW_100_1000-1000000</text:p>
              </table:table-cell>
              <table:table-cell office:value-type="float" office:value="0">
                <text:p>0</text:p>
              </table:table-cell>
              <table:table-cell office:value-type="float" office:value="0.0018002">
                <text:p>0.0018002</text:p>
              </table:table-cell>
            </table:table-row>
            <table:table-row>
              <table:table-cell office:value-type="string">
                <text:p>ALW_2_10-rand-1000</text:p>
              </table:table-cell>
              <table:table-cell office:value-type="float" office:value="0.0055159">
                <text:p>0.0055159</text:p>
              </table:table-cell>
              <table:table-cell office:value-type="float" office:value="0.0076358">
                <text:p>0.0076358</text:p>
              </table:table-cell>
            </table:table-row>
            <table:table-row>
              <table:table-cell office:value-type="string">
                <text:p>ALW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.0135661">
                <text:p>0.0135661</text:p>
              </table:table-cell>
            </table:table-row>
            <table:table-row>
              <table:table-cell office:value-type="string">
                <text:p>ALW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.533961">
                <text:p>0.533961</text:p>
              </table:table-cell>
            </table:table-row>
            <table:table-row>
              <table:table-cell office:value-type="string">
                <text:p>ALW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minimum="0.001" chart:maximum="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73cm" svg:height="9.941cm" xlink:href=".." xlink:type="simple" chart:class="chart:bar" chart:style-name="ch1">
        <chart:title svg:x="6.676cm" svg:y="0.334cm" chart:style-name="ch2">
          <text:p>Operator Bound Until</text:p>
        </chart:title>
        <chart:legend svg:x="15.005cm" svg:y="0.419cm" style:legend-expansion="custom" chartooo:width="2.265cm" chartooo:height="1.096cm" style:legend-expansion-aspect-ratio="2.06660583941606" chart:style-name="ch3"/>
        <chart:plot-area chart:style-name="ch4" table:cell-range-address="Sheet1.A58:Sheet1.C65 Sheet1.B1:Sheet1.C1" chart:data-source-has-labels="both" svg:x="1.734cm" svg:y="1.707cm" svg:width="16.559cm" svg:height="7.742cm">
          <chartooo:coordinate-region svg:x="2.832cm" svg:y="1.906cm" svg:width="14.261cm" svg:height="6.656cm"/>
          <chart:axis chart:dimension="x" chart:name="primary-x" chart:style-name="ch5" chartooo:axis-type="auto">
            <chartooo:date-scale/>
            <chart:title svg:x="9.268cm" svg:y="9.381cm" chart:style-name="ch6">
              <text:p>Test case</text:p>
            </chart:title>
            <chart:categories table:cell-range-address="Sheet1.A58:Sheet1.A65"/>
          </chart:axis>
          <chart:axis chart:dimension="y" chart:name="primary-y" chart:style-name="ch7">
            <chart:title svg:x="0.821cm" svg:y="6.64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8:Sheet1.B65" chart:label-cell-address="Sheet1.B1:Sheet1.B1" chart:class="chart:bar">
            <chart:data-point chart:repeated="8"/>
          </chart:series>
          <chart:series chart:style-name="ch11" chart:values-cell-range-address="Sheet1.C58:Sheet1.C6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_2_10-1000</text:p>
                <draw:g>
                  <svg:desc>Sheet1.A58:Sheet1.A65</svg:desc>
                </draw:g>
              </table:table-cell>
              <table:table-cell office:value-type="float" office:value="0.0107293">
                <text:p>0.0107293</text:p>
                <draw:g>
                  <svg:desc>Sheet1.B58:Sheet1.B65</svg:desc>
                </draw:g>
              </table:table-cell>
              <table:table-cell office:value-type="float" office:value="0">
                <text:p>0</text:p>
                <draw:g>
                  <svg:desc>Sheet1.C58:Sheet1.C65</svg:desc>
                </draw:g>
              </table:table-cell>
            </table:table-row>
            <table:table-row>
              <table:table-cell office:value-type="string">
                <text:p>UNTIL_10_100-10000</text:p>
              </table:table-cell>
              <table:table-cell office:value-type="float" office:value="0.0293894">
                <text:p>0.02938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100000</text:p>
              </table:table-cell>
              <table:table-cell office:value-type="float" office:value="0.22986">
                <text:p>0.22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2_10-rand-1000</text:p>
              </table:table-cell>
              <table:table-cell office:value-type="float" office:value="0.0104085">
                <text:p>0.01040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_100-rand-1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50_500-rand-1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UNTIL_100_1000-rand-10000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7cm" svg:height="9.977cm" xlink:href=".." xlink:type="simple" chart:class="chart:bar" chart:style-name="ch1">
        <chart:title svg:x="7.515cm" svg:y="0.335cm" chart:style-name="ch2">
          <text:p>Operator OR</text:p>
        </chart:title>
        <chart:legend chart:legend-position="end" svg:x="15.262cm" svg:y="4.44cm" style:legend-expansion="high" chart:style-name="ch3"/>
        <chart:plot-area chart:style-name="ch4" table:cell-range-address="Sheet1.A50:Sheet1.C57 Sheet1.B1:Sheet1.C1" chart:data-source-has-labels="both" svg:x="1.365cm" svg:y="1.712cm" svg:width="14.124cm" svg:height="7.084cm">
          <chartooo:coordinate-region svg:x="2.463cm" svg:y="1.911cm" svg:width="12.468cm" svg:height="5.84cm"/>
          <chart:axis chart:dimension="x" chart:name="primary-x" chart:style-name="ch5" chartooo:axis-type="auto">
            <chartooo:date-scale/>
            <chart:title svg:x="7.682cm" svg:y="8.995cm" chart:style-name="ch6">
              <text:p>Test case</text:p>
            </chart:title>
            <chart:categories table:cell-range-address="Sheet1.A50:Sheet1.A57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0:Sheet1.B57" chart:label-cell-address="Sheet1.B1:Sheet1.B1" chart:class="chart:bar">
            <chart:data-point chart:repeated="8"/>
          </chart:series>
          <chart:series chart:style-name="ch11" chart:values-cell-range-address="Sheet1.C50:Sheet1.C5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-1000</text:p>
                <draw:g>
                  <svg:desc>Sheet1.A50:Sheet1.A57</svg:desc>
                </draw:g>
              </table:table-cell>
              <table:table-cell office:value-type="float" office:value="0.0086787">
                <text:p>0.0086787</text:p>
                <draw:g>
                  <svg:desc>Sheet1.B50:Sheet1.B57</svg:desc>
                </draw:g>
              </table:table-cell>
              <table:table-cell office:value-type="float" office:value="0.0018672">
                <text:p>0.0018672</text:p>
                <draw:g>
                  <svg:desc>Sheet1.C50:Sheet1.C57</svg:desc>
                </draw:g>
              </table:table-cell>
            </table:table-row>
            <table:table-row>
              <table:table-cell office:value-type="string">
                <text:p>OR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4147">
                <text:p>0.0024147</text:p>
              </table:table-cell>
            </table:table-row>
            <table:table-row>
              <table:table-cell office:value-type="string">
                <text:p>OR-100000</text:p>
              </table:table-cell>
              <table:table-cell office:value-type="float" office:value="0.0480584">
                <text:p>0.0480584</text:p>
              </table:table-cell>
              <table:table-cell office:value-type="float" office:value="0.0067005">
                <text:p>0.0067005</text:p>
              </table:table-cell>
            </table:table-row>
            <table:table-row>
              <table:table-cell office:value-type="string">
                <text:p>OR-1000000</text:p>
              </table:table-cell>
              <table:table-cell office:value-type="float" office:value="0.431688">
                <text:p>0.431688</text:p>
              </table:table-cell>
              <table:table-cell office:value-type="float" office:value="0.0306646">
                <text:p>0.0306646</text:p>
              </table:table-cell>
            </table:table-row>
            <table:table-row>
              <table:table-cell office:value-type="string">
                <text:p>OR-rand-1000</text:p>
              </table:table-cell>
              <table:table-cell office:value-type="float" office:value="0.008603">
                <text:p>0.008603</text:p>
              </table:table-cell>
              <table:table-cell office:value-type="float" office:value="0.0019509">
                <text:p>0.0019509</text:p>
              </table:table-cell>
            </table:table-row>
            <table:table-row>
              <table:table-cell office:value-type="string">
                <text:p>OR-rand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225">
                <text:p>0.002225</text:p>
              </table:table-cell>
            </table:table-row>
            <table:table-row>
              <table:table-cell office:value-type="string">
                <text:p>OR-rand-100000</text:p>
              </table:table-cell>
              <table:table-cell office:value-type="float" office:value="0.0503169">
                <text:p>0.0503169</text:p>
              </table:table-cell>
              <table:table-cell office:value-type="float" office:value="0.0063485">
                <text:p>0.0063485</text:p>
              </table:table-cell>
            </table:table-row>
            <table:table-row>
              <table:table-cell office:value-type="string">
                <text:p>OR-rand-1000000</text:p>
              </table:table-cell>
              <table:table-cell office:value-type="float" office:value="0.472829">
                <text:p>0.472829</text:p>
              </table:table-cell>
              <table:table-cell office:value-type="float" office:value="0.0315681">
                <text:p>0.03156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6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9cm" svg:height="9.916cm" xlink:href=".." xlink:type="simple" chart:class="chart:bar" chart:style-name="ch1">
        <chart:title svg:x="7.328cm" svg:y="0.334cm" chart:style-name="ch2">
          <text:p>Operator NOT</text:p>
        </chart:title>
        <chart:legend chart:legend-position="end" svg:x="15.154cm" svg:y="4.41cm" style:legend-expansion="high" chart:style-name="ch3"/>
        <chart:plot-area chart:style-name="ch4" table:cell-range-address="Sheet1.A42:Sheet1.C49 Sheet1.B1:Sheet1.C1" chart:data-source-has-labels="both" svg:x="1.207cm" svg:y="1.705cm" svg:width="14.022cm" svg:height="7.026cm">
          <chartooo:coordinate-region svg:x="2.675cm" svg:y="1.904cm" svg:width="12.035cm" svg:height="5.941cm"/>
          <chart:axis chart:dimension="x" chart:name="primary-x" chart:style-name="ch5" chartooo:axis-type="auto">
            <chartooo:date-scale/>
            <chart:title svg:x="7.473cm" svg:y="8.929cm" chart:style-name="ch6">
              <text:p>Test case</text:p>
            </chart:title>
            <chart:categories table:cell-range-address="Sheet1.A42:Sheet1.A49"/>
          </chart:axis>
          <chart:axis chart:dimension="y" chart:name="primary-y" chart:style-name="ch7">
            <chart:title svg:x="0.295cm" svg:y="6.28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42:Sheet1.B49" chart:label-cell-address="Sheet1.B1:Sheet1.B1" chart:class="chart:bar">
            <chart:data-point chart:repeated="8"/>
          </chart:series>
          <chart:series chart:style-name="ch11" chart:values-cell-range-address="Sheet1.C42:Sheet1.C4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-1000</text:p>
                <draw:g>
                  <svg:desc>Sheet1.A42:Sheet1.A49</svg:desc>
                </draw:g>
              </table:table-cell>
              <table:table-cell office:value-type="float" office:value="0.0053513">
                <text:p>0.0053513</text:p>
                <draw:g>
                  <svg:desc>Sheet1.B42:Sheet1.B49</svg:desc>
                </draw:g>
              </table:table-cell>
              <table:table-cell office:value-type="float" office:value="0.0000122">
                <text:p>0.0000122</text:p>
                <draw:g>
                  <svg:desc>Sheet1.C42:Sheet1.C49</svg:desc>
                </draw:g>
              </table:table-cell>
            </table:table-row>
            <table:table-row>
              <table:table-cell office:value-type="string">
                <text:p>NOT-10000</text:p>
              </table:table-cell>
              <table:table-cell office:value-type="float" office:value="0.0063594">
                <text:p>0.0063594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string">
                <text:p>NOT-100000</text:p>
              </table:table-cell>
              <table:table-cell office:value-type="float" office:value="0.0191254">
                <text:p>0.0191254</text:p>
              </table:table-cell>
              <table:table-cell office:value-type="float" office:value="0.0001248">
                <text:p>0.0001248</text:p>
              </table:table-cell>
            </table:table-row>
            <table:table-row>
              <table:table-cell office:value-type="string">
                <text:p>NOT-1000000</text:p>
              </table:table-cell>
              <table:table-cell office:value-type="float" office:value="0.164153">
                <text:p>0.164153</text:p>
              </table:table-cell>
              <table:table-cell office:value-type="float" office:value="0.0006089">
                <text:p>0.0006089</text:p>
              </table:table-cell>
            </table:table-row>
            <table:table-row>
              <table:table-cell office:value-type="string">
                <text:p>NOT-rand-1000</text:p>
              </table:table-cell>
              <table:table-cell office:value-type="float" office:value="0.0053446">
                <text:p>0.0053446</text:p>
              </table:table-cell>
              <table:table-cell office:value-type="float" office:value="0.0000352">
                <text:p>0.0000352</text:p>
              </table:table-cell>
            </table:table-row>
            <table:table-row>
              <table:table-cell office:value-type="string">
                <text:p>NOT-rand-10000</text:p>
              </table:table-cell>
              <table:table-cell office:value-type="float" office:value="0.0062473">
                <text:p>0.0062473</text:p>
              </table:table-cell>
              <table:table-cell office:value-type="float" office:value="0.0000229">
                <text:p>0.0000229</text:p>
              </table:table-cell>
            </table:table-row>
            <table:table-row>
              <table:table-cell office:value-type="string">
                <text:p>NOT-rand-100000</text:p>
              </table:table-cell>
              <table:table-cell office:value-type="float" office:value="0.0178425">
                <text:p>0.0178425</text:p>
              </table:table-cell>
              <table:table-cell office:value-type="float" office:value="0.0000954">
                <text:p>0.0000954</text:p>
              </table:table-cell>
            </table:table-row>
            <table:table-row>
              <table:table-cell office:value-type="string">
                <text:p>NOT-rand-1000000</text:p>
              </table:table-cell>
              <table:table-cell office:value-type="float" office:value="0.156142">
                <text:p>0.156142</text:p>
              </table:table-cell>
              <table:table-cell office:value-type="float" office:value="0.0004093">
                <text:p>0.0004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8cm" svg:height="9.978cm" xlink:href=".." xlink:type="simple" chart:class="chart:bar" chart:style-name="ch1">
        <chart:title svg:x="7.383cm" svg:y="0.335cm" chart:style-name="ch2">
          <text:p>Operator AND</text:p>
        </chart:title>
        <chart:legend chart:legend-position="end" svg:x="15.263cm" svg:y="4.441cm" style:legend-expansion="high" chart:style-name="ch3"/>
        <chart:plot-area chart:style-name="ch4" table:cell-range-address="Sheet1.A18:Sheet1.C25 Sheet1.B1:Sheet1.C1" chart:data-source-has-labels="both" svg:x="1.365cm" svg:y="1.711cm" svg:width="14.175cm" svg:height="7.086cm">
          <chartooo:coordinate-region svg:x="2.463cm" svg:y="1.91cm" svg:width="12.606cm" svg:height="6cm"/>
          <chart:axis chart:dimension="x" chart:name="primary-x" chart:style-name="ch5" chartooo:axis-type="auto">
            <chartooo:date-scale/>
            <chart:title svg:x="7.627cm" svg:y="8.996cm" chart:style-name="ch6">
              <text:p>Test cases</text:p>
            </chart:title>
            <chart:categories table:cell-range-address="Sheet1.A18:Sheet1.A25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8:Sheet1.B25" chart:label-cell-address="Sheet1.B1:Sheet1.B1" chart:class="chart:bar">
            <chart:data-point chart:repeated="8"/>
          </chart:series>
          <chart:series chart:style-name="ch11" chart:values-cell-range-address="Sheet1.C18:Sheet1.C25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ND-1000</text:p>
                <draw:g>
                  <svg:desc>Sheet1.A18:Sheet1.A25</svg:desc>
                </draw:g>
              </table:table-cell>
              <table:table-cell office:value-type="float" office:value="0.0087071">
                <text:p>0.0087071</text:p>
                <draw:g>
                  <svg:desc>Sheet1.B18:Sheet1.B25</svg:desc>
                </draw:g>
              </table:table-cell>
              <table:table-cell office:value-type="float" office:value="0.0024322">
                <text:p>0.0024322</text:p>
                <draw:g>
                  <svg:desc>Sheet1.C18:Sheet1.C25</svg:desc>
                </draw:g>
              </table:table-cell>
            </table:table-row>
            <table:table-row>
              <table:table-cell office:value-type="string">
                <text:p>AND-10000</text:p>
              </table:table-cell>
              <table:table-cell office:value-type="float" office:value="0.0120728">
                <text:p>0.0120728</text:p>
              </table:table-cell>
              <table:table-cell office:value-type="float" office:value="0.0022635">
                <text:p>0.0022635</text:p>
              </table:table-cell>
            </table:table-row>
            <table:table-row>
              <table:table-cell office:value-type="string">
                <text:p>AND-100000</text:p>
              </table:table-cell>
              <table:table-cell office:value-type="float" office:value="0.0483881">
                <text:p>0.0483881</text:p>
              </table:table-cell>
              <table:table-cell office:value-type="float" office:value="0.0057041">
                <text:p>0.0057041</text:p>
              </table:table-cell>
            </table:table-row>
            <table:table-row>
              <table:table-cell office:value-type="string">
                <text:p>AND-1000000</text:p>
              </table:table-cell>
              <table:table-cell office:value-type="float" office:value="0.445987">
                <text:p>0.445987</text:p>
              </table:table-cell>
              <table:table-cell office:value-type="float" office:value="0.0296072">
                <text:p>0.0296072</text:p>
              </table:table-cell>
            </table:table-row>
            <table:table-row>
              <table:table-cell office:value-type="string">
                <text:p>AND-rand-1000</text:p>
              </table:table-cell>
              <table:table-cell office:value-type="float" office:value="0.0085973">
                <text:p>0.0085973</text:p>
              </table:table-cell>
              <table:table-cell office:value-type="float" office:value="0.0022236">
                <text:p>0.0022236</text:p>
              </table:table-cell>
            </table:table-row>
            <table:table-row>
              <table:table-cell office:value-type="string">
                <text:p>AND-rand-10000</text:p>
              </table:table-cell>
              <table:table-cell office:value-type="float" office:value="0.0116511">
                <text:p>0.0116511</text:p>
              </table:table-cell>
              <table:table-cell office:value-type="float" office:value="0.0024326">
                <text:p>0.0024326</text:p>
              </table:table-cell>
            </table:table-row>
            <table:table-row>
              <table:table-cell office:value-type="string">
                <text:p>AND-rand-100000</text:p>
              </table:table-cell>
              <table:table-cell office:value-type="float" office:value="0.050743">
                <text:p>0.050743</text:p>
              </table:table-cell>
              <table:table-cell office:value-type="float" office:value="0.0060476">
                <text:p>0.0060476</text:p>
              </table:table-cell>
            </table:table-row>
            <table:table-row>
              <table:table-cell office:value-type="string">
                <text:p>AND-rand-1000000</text:p>
              </table:table-cell>
              <table:table-cell office:value-type="float" office:value="0.467298">
                <text:p>0.467298</text:p>
              </table:table-cell>
              <table:table-cell office:value-type="float" office:value="0.030101">
                <text:p>0.03010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6cm" svg:height="9.934cm" xlink:href=".." xlink:type="simple" chart:class="chart:bar" chart:style-name="ch1">
        <chart:title svg:x="5.836cm" svg:y="0.334cm" chart:style-name="ch2">
          <text:p>Operator Unbound Eventually</text:p>
        </chart:title>
        <chart:legend chart:legend-position="end" svg:x="15.185cm" svg:y="4.419cm" style:legend-expansion="high" chart:style-name="ch3"/>
        <chart:plot-area chart:style-name="ch4" table:cell-range-address="Sheet1.A34:Sheet1.C41 Sheet1.B1:Sheet1.C1" chart:data-source-has-labels="both" svg:x="1.364cm" svg:y="1.706cm" svg:width="13.83cm" svg:height="7.047cm">
          <chartooo:coordinate-region svg:x="2.647cm" svg:y="1.905cm" svg:width="11.986cm" svg:height="5.961cm"/>
          <chart:axis chart:dimension="x" chart:name="primary-x" chart:style-name="ch5" chartooo:axis-type="auto">
            <chartooo:date-scale/>
            <chart:title svg:x="7.534cm" svg:y="8.951cm" chart:style-name="ch6">
              <text:p>Test case</text:p>
            </chart:title>
            <chart:categories table:cell-range-address="Sheet1.A34:Sheet1.A41"/>
          </chart:axis>
          <chart:axis chart:dimension="y" chart:name="primary-y" chart:style-name="ch7">
            <chart:title svg:x="0.451cm" svg:y="6.29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34:Sheet1.B41" chart:label-cell-address="Sheet1.B1:Sheet1.B1" chart:class="chart:bar">
            <chart:data-point chart:repeated="8"/>
          </chart:series>
          <chart:series chart:style-name="ch11" chart:values-cell-range-address="Sheet1.C34:Sheet1.C41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VTL-1000</text:p>
                <draw:g>
                  <svg:desc>Sheet1.A34:Sheet1.A41</svg:desc>
                </draw:g>
              </table:table-cell>
              <table:table-cell office:value-type="float" office:value="0.0055339">
                <text:p>0.0055339</text:p>
                <draw:g>
                  <svg:desc>Sheet1.B34:Sheet1.B41</svg:desc>
                </draw:g>
              </table:table-cell>
              <table:table-cell office:value-type="float" office:value="0.0008783">
                <text:p>0.0008783</text:p>
                <draw:g>
                  <svg:desc>Sheet1.C34:Sheet1.C41</svg:desc>
                </draw:g>
              </table:table-cell>
            </table:table-row>
            <table:table-row>
              <table:table-cell office:value-type="string">
                <text:p>EVTL-10000</text:p>
              </table:table-cell>
              <table:table-cell office:value-type="float" office:value="0.0070002">
                <text:p>0.0070002</text:p>
              </table:table-cell>
              <table:table-cell office:value-type="float" office:value="0.0007868">
                <text:p>0.0007868</text:p>
              </table:table-cell>
            </table:table-row>
            <table:table-row>
              <table:table-cell office:value-type="string">
                <text:p>EVTL-100000</text:p>
              </table:table-cell>
              <table:table-cell office:value-type="float" office:value="0.020698">
                <text:p>0.020698</text:p>
              </table:table-cell>
              <table:table-cell office:value-type="float" office:value="0.0014221">
                <text:p>0.0014221</text:p>
              </table:table-cell>
            </table:table-row>
            <table:table-row>
              <table:table-cell office:value-type="string">
                <text:p>EVTL-1000000</text:p>
              </table:table-cell>
              <table:table-cell office:value-type="float" office:value="0.184379">
                <text:p>0.184379</text:p>
              </table:table-cell>
              <table:table-cell office:value-type="float" office:value="0.0047984">
                <text:p>0.0047984</text:p>
              </table:table-cell>
            </table:table-row>
            <table:table-row>
              <table:table-cell office:value-type="string">
                <text:p>EVTL-rand-1000</text:p>
              </table:table-cell>
              <table:table-cell office:value-type="float" office:value="0.0056138">
                <text:p>0.0056138</text:p>
              </table:table-cell>
              <table:table-cell office:value-type="float" office:value="0.0007995">
                <text:p>0.0007995</text:p>
              </table:table-cell>
            </table:table-row>
            <table:table-row>
              <table:table-cell office:value-type="string">
                <text:p>EVTL-rand-10000</text:p>
              </table:table-cell>
              <table:table-cell office:value-type="float" office:value="0.0067862">
                <text:p>0.0067862</text:p>
              </table:table-cell>
              <table:table-cell office:value-type="float" office:value="0.0006942">
                <text:p>0.0006942</text:p>
              </table:table-cell>
            </table:table-row>
            <table:table-row>
              <table:table-cell office:value-type="string">
                <text:p>EVTL-rand-100000</text:p>
              </table:table-cell>
              <table:table-cell office:value-type="float" office:value="0.0208511">
                <text:p>0.0208511</text:p>
              </table:table-cell>
              <table:table-cell office:value-type="float" office:value="0.0014816">
                <text:p>0.0014816</text:p>
              </table:table-cell>
            </table:table-row>
            <table:table-row>
              <table:table-cell office:value-type="string">
                <text:p>EVTL-rand-1000000</text:p>
              </table:table-cell>
              <table:table-cell office:value-type="float" office:value="0.182505">
                <text:p>0.182505</text:p>
              </table:table-cell>
              <table:table-cell office:value-type="float" office:value="0.0048978">
                <text:p>0.004897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37cm" svg:height="9.977cm" xlink:href=".." xlink:type="simple" chart:class="chart:bar" chart:style-name="ch1">
        <chart:title svg:x="7.515cm" svg:y="0.335cm" chart:style-name="ch2">
          <text:p>Operator OR</text:p>
        </chart:title>
        <chart:legend chart:legend-position="end" svg:x="15.262cm" svg:y="4.44cm" style:legend-expansion="high" chart:style-name="ch3"/>
        <chart:plot-area chart:style-name="ch4" table:cell-range-address="Sheet1.A50:Sheet1.C57 Sheet1.B1:Sheet1.C1" chart:data-source-has-labels="both" svg:x="1.365cm" svg:y="1.712cm" svg:width="14.123cm" svg:height="7.084cm">
          <chartooo:coordinate-region svg:x="2.463cm" svg:y="1.911cm" svg:width="12.467cm" svg:height="5.84cm"/>
          <chart:axis chart:dimension="x" chart:name="primary-x" chart:style-name="ch5" chartooo:axis-type="auto">
            <chartooo:date-scale/>
            <chart:title svg:x="7.681cm" svg:y="8.995cm" chart:style-name="ch6">
              <text:p>Test case</text:p>
            </chart:title>
            <chart:categories table:cell-range-address="Sheet1.A50:Sheet1.A57"/>
          </chart:axis>
          <chart:axis chart:dimension="y" chart:name="primary-y" chart:style-name="ch7">
            <chart:title svg:x="0.451cm" svg:y="6.317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50:Sheet1.B57" chart:label-cell-address="Sheet1.B1:Sheet1.B1" chart:class="chart:bar">
            <chart:data-point chart:repeated="8"/>
          </chart:series>
          <chart:series chart:style-name="ch11" chart:values-cell-range-address="Sheet1.C50:Sheet1.C5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R-1000</text:p>
                <draw:g>
                  <svg:desc>Sheet1.A50:Sheet1.A57</svg:desc>
                </draw:g>
              </table:table-cell>
              <table:table-cell office:value-type="float" office:value="0.0086787">
                <text:p>0.0086787</text:p>
                <draw:g>
                  <svg:desc>Sheet1.B50:Sheet1.B57</svg:desc>
                </draw:g>
              </table:table-cell>
              <table:table-cell office:value-type="float" office:value="0.0018672">
                <text:p>0.0018672</text:p>
                <draw:g>
                  <svg:desc>Sheet1.C50:Sheet1.C57</svg:desc>
                </draw:g>
              </table:table-cell>
            </table:table-row>
            <table:table-row>
              <table:table-cell office:value-type="string">
                <text:p>OR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4147">
                <text:p>0.0024147</text:p>
              </table:table-cell>
            </table:table-row>
            <table:table-row>
              <table:table-cell office:value-type="string">
                <text:p>OR-100000</text:p>
              </table:table-cell>
              <table:table-cell office:value-type="float" office:value="0.0480584">
                <text:p>0.0480584</text:p>
              </table:table-cell>
              <table:table-cell office:value-type="float" office:value="0.0067005">
                <text:p>0.0067005</text:p>
              </table:table-cell>
            </table:table-row>
            <table:table-row>
              <table:table-cell office:value-type="string">
                <text:p>OR-1000000</text:p>
              </table:table-cell>
              <table:table-cell office:value-type="float" office:value="0.431688">
                <text:p>0.431688</text:p>
              </table:table-cell>
              <table:table-cell office:value-type="float" office:value="0.0306646">
                <text:p>0.0306646</text:p>
              </table:table-cell>
            </table:table-row>
            <table:table-row>
              <table:table-cell office:value-type="string">
                <text:p>OR-rand-1000</text:p>
              </table:table-cell>
              <table:table-cell office:value-type="float" office:value="0.008603">
                <text:p>0.008603</text:p>
              </table:table-cell>
              <table:table-cell office:value-type="float" office:value="0.0019509">
                <text:p>0.0019509</text:p>
              </table:table-cell>
            </table:table-row>
            <table:table-row>
              <table:table-cell office:value-type="string">
                <text:p>OR-rand-10000</text:p>
              </table:table-cell>
              <table:table-cell office:value-type="float" office:value="0.0117123">
                <text:p>0.0117123</text:p>
              </table:table-cell>
              <table:table-cell office:value-type="float" office:value="0.002225">
                <text:p>0.002225</text:p>
              </table:table-cell>
            </table:table-row>
            <table:table-row>
              <table:table-cell office:value-type="string">
                <text:p>OR-rand-100000</text:p>
              </table:table-cell>
              <table:table-cell office:value-type="float" office:value="0.0503169">
                <text:p>0.0503169</text:p>
              </table:table-cell>
              <table:table-cell office:value-type="float" office:value="0.0063485">
                <text:p>0.0063485</text:p>
              </table:table-cell>
            </table:table-row>
            <table:table-row>
              <table:table-cell office:value-type="string">
                <text:p>OR-rand-1000000</text:p>
              </table:table-cell>
              <table:table-cell office:value-type="float" office:value="0.472829">
                <text:p>0.472829</text:p>
              </table:table-cell>
              <table:table-cell office:value-type="float" office:value="0.0315681">
                <text:p>0.031568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text-overlap="true" chart:reverse-direction="false" text:line-break="false" chart:label-arrangement="stagger-odd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6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9cm" svg:height="9.916cm" xlink:href=".." xlink:type="simple" chart:class="chart:bar" chart:style-name="ch1">
        <chart:title svg:x="7.328cm" svg:y="0.334cm" chart:style-name="ch2">
          <text:p>Operator NOT</text:p>
        </chart:title>
        <chart:legend chart:legend-position="end" svg:x="15.154cm" svg:y="4.41cm" style:legend-expansion="high" chart:style-name="ch3"/>
        <chart:plot-area chart:style-name="ch4" table:cell-range-address="Sheet1.A42:Sheet1.C49 Sheet1.B1:Sheet1.C1" chart:data-source-has-labels="both" svg:x="1.207cm" svg:y="1.705cm" svg:width="14.022cm" svg:height="7.026cm">
          <chartooo:coordinate-region svg:x="2.675cm" svg:y="1.904cm" svg:width="12.035cm" svg:height="5.941cm"/>
          <chart:axis chart:dimension="x" chart:name="primary-x" chart:style-name="ch5" chartooo:axis-type="auto">
            <chartooo:date-scale/>
            <chart:title svg:x="7.473cm" svg:y="8.929cm" chart:style-name="ch6">
              <text:p>Test case</text:p>
            </chart:title>
            <chart:categories table:cell-range-address="Sheet1.A42:Sheet1.A49"/>
          </chart:axis>
          <chart:axis chart:dimension="y" chart:name="primary-y" chart:style-name="ch7">
            <chart:title svg:x="0.295cm" svg:y="6.281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42:Sheet1.B49" chart:label-cell-address="Sheet1.B1:Sheet1.B1" chart:class="chart:bar">
            <chart:data-point chart:repeated="8"/>
          </chart:series>
          <chart:series chart:style-name="ch11" chart:values-cell-range-address="Sheet1.C42:Sheet1.C49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T-1000</text:p>
                <draw:g>
                  <svg:desc>Sheet1.A42:Sheet1.A49</svg:desc>
                </draw:g>
              </table:table-cell>
              <table:table-cell office:value-type="float" office:value="0.0053513">
                <text:p>0.0053513</text:p>
                <draw:g>
                  <svg:desc>Sheet1.B42:Sheet1.B49</svg:desc>
                </draw:g>
              </table:table-cell>
              <table:table-cell office:value-type="float" office:value="0.0000122">
                <text:p>0.0000122</text:p>
                <draw:g>
                  <svg:desc>Sheet1.C42:Sheet1.C49</svg:desc>
                </draw:g>
              </table:table-cell>
            </table:table-row>
            <table:table-row>
              <table:table-cell office:value-type="string">
                <text:p>NOT-10000</text:p>
              </table:table-cell>
              <table:table-cell office:value-type="float" office:value="0.0063594">
                <text:p>0.0063594</text:p>
              </table:table-cell>
              <table:table-cell office:value-type="float" office:value="0.0000126">
                <text:p>0.0000126</text:p>
              </table:table-cell>
            </table:table-row>
            <table:table-row>
              <table:table-cell office:value-type="string">
                <text:p>NOT-100000</text:p>
              </table:table-cell>
              <table:table-cell office:value-type="float" office:value="0.0191254">
                <text:p>0.0191254</text:p>
              </table:table-cell>
              <table:table-cell office:value-type="float" office:value="0.0001248">
                <text:p>0.0001248</text:p>
              </table:table-cell>
            </table:table-row>
            <table:table-row>
              <table:table-cell office:value-type="string">
                <text:p>NOT-1000000</text:p>
              </table:table-cell>
              <table:table-cell office:value-type="float" office:value="0.164153">
                <text:p>0.164153</text:p>
              </table:table-cell>
              <table:table-cell office:value-type="float" office:value="0.0006089">
                <text:p>0.0006089</text:p>
              </table:table-cell>
            </table:table-row>
            <table:table-row>
              <table:table-cell office:value-type="string">
                <text:p>NOT-rand-1000</text:p>
              </table:table-cell>
              <table:table-cell office:value-type="float" office:value="0.0053446">
                <text:p>0.0053446</text:p>
              </table:table-cell>
              <table:table-cell office:value-type="float" office:value="0.0000352">
                <text:p>0.0000352</text:p>
              </table:table-cell>
            </table:table-row>
            <table:table-row>
              <table:table-cell office:value-type="string">
                <text:p>NOT-rand-10000</text:p>
              </table:table-cell>
              <table:table-cell office:value-type="float" office:value="0.0062473">
                <text:p>0.0062473</text:p>
              </table:table-cell>
              <table:table-cell office:value-type="float" office:value="0.0000229">
                <text:p>0.0000229</text:p>
              </table:table-cell>
            </table:table-row>
            <table:table-row>
              <table:table-cell office:value-type="string">
                <text:p>NOT-rand-100000</text:p>
              </table:table-cell>
              <table:table-cell office:value-type="float" office:value="0.0178425">
                <text:p>0.0178425</text:p>
              </table:table-cell>
              <table:table-cell office:value-type="float" office:value="0.0000954">
                <text:p>0.0000954</text:p>
              </table:table-cell>
            </table:table-row>
            <table:table-row>
              <table:table-cell office:value-type="string">
                <text:p>NOT-rand-1000000</text:p>
              </table:table-cell>
              <table:table-cell office:value-type="float" office:value="0.156142">
                <text:p>0.156142</text:p>
              </table:table-cell>
              <table:table-cell office:value-type="float" office:value="0.0004093">
                <text:p>0.00040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25cm" svg:height="9.914cm" xlink:href=".." xlink:type="simple" chart:class="chart:bar" chart:style-name="ch1">
        <chart:title svg:x="6.136cm" svg:y="0.334cm" chart:style-name="ch2">
          <text:p>Operator Unbound Always</text:p>
        </chart:title>
        <chart:legend chart:legend-position="end" svg:x="15.15cm" svg:y="4.409cm" style:legend-expansion="high" chart:style-name="ch3"/>
        <chart:plot-area chart:style-name="ch4" table:cell-range-address="Sheet1.A10:Sheet1.C17 Sheet1.B1:Sheet1.C1" chart:data-source-has-labels="both" svg:x="1.363cm" svg:y="1.706cm" svg:width="13.928cm" svg:height="7.027cm">
          <chartooo:coordinate-region svg:x="2.646cm" svg:y="1.905cm" svg:width="12.146cm" svg:height="5.941cm"/>
          <chart:axis chart:dimension="x" chart:name="primary-x" chart:style-name="ch5" chartooo:axis-type="auto">
            <chartooo:date-scale/>
            <chart:title svg:x="7.582cm" svg:y="8.931cm" chart:style-name="ch6">
              <text:p>Test case</text:p>
            </chart:title>
            <chart:categories table:cell-range-address="Sheet1.A10:Sheet1.A17"/>
          </chart:axis>
          <chart:axis chart:dimension="y" chart:name="primary-y" chart:style-name="ch7">
            <chart:title svg:x="0.451cm" svg:y="6.282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10:Sheet1.B17" chart:label-cell-address="Sheet1.B1:Sheet1.B1" chart:class="chart:bar">
            <chart:data-point chart:repeated="8"/>
          </chart:series>
          <chart:series chart:style-name="ch11" chart:values-cell-range-address="Sheet1.C10:Sheet1.C17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LW-1000</text:p>
                <draw:g>
                  <svg:desc>Sheet1.A10:Sheet1.A17</svg:desc>
                </draw:g>
              </table:table-cell>
              <table:table-cell office:value-type="float" office:value="0.0055429">
                <text:p>0.0055429</text:p>
                <draw:g>
                  <svg:desc>Sheet1.B10:Sheet1.B17</svg:desc>
                </draw:g>
              </table:table-cell>
              <table:table-cell office:value-type="float" office:value="0.0008477">
                <text:p>0.0008477</text:p>
                <draw:g>
                  <svg:desc>Sheet1.C10:Sheet1.C17</svg:desc>
                </draw:g>
              </table:table-cell>
            </table:table-row>
            <table:table-row>
              <table:table-cell office:value-type="string">
                <text:p>ALW-10000</text:p>
              </table:table-cell>
              <table:table-cell office:value-type="float" office:value="0.0066054">
                <text:p>0.0066054</text:p>
              </table:table-cell>
              <table:table-cell office:value-type="float" office:value="0.0008328">
                <text:p>0.0008328</text:p>
              </table:table-cell>
            </table:table-row>
            <table:table-row>
              <table:table-cell office:value-type="string">
                <text:p>ALW-100000</text:p>
              </table:table-cell>
              <table:table-cell office:value-type="float" office:value="0.0201779">
                <text:p>0.0201779</text:p>
              </table:table-cell>
              <table:table-cell office:value-type="float" office:value="0.0019832">
                <text:p>0.0019832</text:p>
              </table:table-cell>
            </table:table-row>
            <table:table-row>
              <table:table-cell office:value-type="string">
                <text:p>ALW-1000000</text:p>
              </table:table-cell>
              <table:table-cell office:value-type="float" office:value="0.183013">
                <text:p>0.183013</text:p>
              </table:table-cell>
              <table:table-cell office:value-type="float" office:value="0.0054916">
                <text:p>0.0054916</text:p>
              </table:table-cell>
            </table:table-row>
            <table:table-row>
              <table:table-cell office:value-type="string">
                <text:p>ALW-rand-1000</text:p>
              </table:table-cell>
              <table:table-cell office:value-type="float" office:value="0.005637">
                <text:p>0.005637</text:p>
              </table:table-cell>
              <table:table-cell office:value-type="float" office:value="0.0008801">
                <text:p>0.0008801</text:p>
              </table:table-cell>
            </table:table-row>
            <table:table-row>
              <table:table-cell office:value-type="string">
                <text:p>ALW-rand-10000</text:p>
              </table:table-cell>
              <table:table-cell office:value-type="float" office:value="0.0067808">
                <text:p>0.0067808</text:p>
              </table:table-cell>
              <table:table-cell office:value-type="float" office:value="0.0007204">
                <text:p>0.0007204</text:p>
              </table:table-cell>
            </table:table-row>
            <table:table-row>
              <table:table-cell office:value-type="string">
                <text:p>ALW-rand-100000</text:p>
              </table:table-cell>
              <table:table-cell office:value-type="float" office:value="0.0205671">
                <text:p>0.0205671</text:p>
              </table:table-cell>
              <table:table-cell office:value-type="float" office:value="0.0019321">
                <text:p>0.0019321</text:p>
              </table:table-cell>
            </table:table-row>
            <table:table-row>
              <table:table-cell office:value-type="string">
                <text:p>ALW-rand-1000000</text:p>
              </table:table-cell>
              <table:table-cell office:value-type="float" office:value="0.181198">
                <text:p>0.181198</text:p>
              </table:table-cell>
              <table:table-cell office:value-type="float" office:value="0.0054665">
                <text:p>0.005466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605cm" svg:height="9.903cm" xlink:href=".." xlink:type="simple" chart:class="chart:bar" chart:style-name="ch1">
        <chart:title svg:x="6.205cm" svg:y="0.334cm" chart:style-name="ch2">
          <text:p>Operator Unbound UNTIL</text:p>
        </chart:title>
        <chart:legend chart:legend-position="end" svg:x="15.13cm" svg:y="4.403cm" style:legend-expansion="high" chart:style-name="ch3"/>
        <chart:plot-area chart:style-name="ch4" table:cell-range-address="Sheet1.A66:Sheet1.C73 Sheet1.B1:Sheet1.C1" chart:data-source-has-labels="both" svg:x="1.362cm" svg:y="1.707cm" svg:width="13.965cm" svg:height="7.016cm">
          <chartooo:coordinate-region svg:x="2.46cm" svg:y="1.906cm" svg:width="12.255cm" svg:height="5.93cm"/>
          <chart:axis chart:dimension="x" chart:name="primary-x" chart:style-name="ch5" chartooo:axis-type="auto">
            <chartooo:date-scale/>
            <chart:title svg:x="7.599cm" svg:y="8.921cm" chart:style-name="ch6">
              <text:p>Test case</text:p>
            </chart:title>
            <chart:categories table:cell-range-address="Sheet1.A66:Sheet1.A73"/>
          </chart:axis>
          <chart:axis chart:dimension="y" chart:name="primary-y" chart:style-name="ch7">
            <chart:title svg:x="0.45cm" svg:y="6.278cm" chart:style-name="ch8">
              <text:p>Runtime (sec)</text:p>
            </chart:title>
            <chart:grid chart:style-name="ch9" chart:class="major"/>
          </chart:axis>
          <chart:series chart:style-name="ch10" chart:values-cell-range-address="Sheet1.B66:Sheet1.B73" chart:label-cell-address="Sheet1.B1:Sheet1.B1" chart:class="chart:bar">
            <chart:data-point chart:repeated="8"/>
          </chart:series>
          <chart:series chart:style-name="ch11" chart:values-cell-range-address="Sheet1.C66:Sheet1.C73" chart:label-cell-address="Sheet1.C1:Sheet1.C1" chart:class="chart:bar">
            <chart:data-point chart:repeated="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reach</text:p>
                <draw:g>
                  <svg:desc>Sheet1.B1:Sheet1.B1</svg:desc>
                </draw:g>
              </table:table-cell>
              <table:table-cell office:value-type="string">
                <text:p>CUDA Imp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NTIL-1000</text:p>
                <draw:g>
                  <svg:desc>Sheet1.A66:Sheet1.A73</svg:desc>
                </draw:g>
              </table:table-cell>
              <table:table-cell office:value-type="float" office:value="0.0102001">
                <text:p>0.0102001</text:p>
                <draw:g>
                  <svg:desc>Sheet1.B66:Sheet1.B73</svg:desc>
                </draw:g>
              </table:table-cell>
              <table:table-cell office:value-type="float" office:value="0.0066829">
                <text:p>0.0066829</text:p>
                <draw:g>
                  <svg:desc>Sheet1.C66:Sheet1.C73</svg:desc>
                </draw:g>
              </table:table-cell>
            </table:table-row>
            <table:table-row>
              <table:table-cell office:value-type="string">
                <text:p>UNTIL-10000</text:p>
              </table:table-cell>
              <table:table-cell office:value-type="float" office:value="0.025803">
                <text:p>0.025803</text:p>
              </table:table-cell>
              <table:table-cell office:value-type="float" office:value="0.0273302">
                <text:p>0.0273302</text:p>
              </table:table-cell>
            </table:table-row>
            <table:table-row>
              <table:table-cell office:value-type="string">
                <text:p>UNTIL-100000</text:p>
              </table:table-cell>
              <table:table-cell office:value-type="float" office:value="0.189978">
                <text:p>0.189978</text:p>
              </table:table-cell>
              <table:table-cell office:value-type="float" office:value="0.186818">
                <text:p>0.186818</text:p>
              </table:table-cell>
            </table:table-row>
            <table:table-row>
              <table:table-cell office:value-type="string">
                <text:p>UNTIL-1000000</text:p>
              </table:table-cell>
              <table:table-cell office:value-type="float" office:value="1.87697">
                <text:p>1.87697</text:p>
              </table:table-cell>
              <table:table-cell office:value-type="float" office:value="1.73759">
                <text:p>1.73759</text:p>
              </table:table-cell>
            </table:table-row>
            <table:table-row>
              <table:table-cell office:value-type="string">
                <text:p>UNTIL-rand-1000</text:p>
              </table:table-cell>
              <table:table-cell office:value-type="float" office:value="0.0102043">
                <text:p>0.0102043</text:p>
              </table:table-cell>
              <table:table-cell office:value-type="float" office:value="0.0067438">
                <text:p>0.0067438</text:p>
              </table:table-cell>
            </table:table-row>
            <table:table-row>
              <table:table-cell office:value-type="string">
                <text:p>UNTIL-rand-10000</text:p>
              </table:table-cell>
              <table:table-cell office:value-type="float" office:value="0.0266053">
                <text:p>0.0266053</text:p>
              </table:table-cell>
              <table:table-cell office:value-type="float" office:value="0.0369347">
                <text:p>0.0369347</text:p>
              </table:table-cell>
            </table:table-row>
            <table:table-row>
              <table:table-cell office:value-type="string">
                <text:p>UNTIL-rand-100000</text:p>
              </table:table-cell>
              <table:table-cell office:value-type="float" office:value="0.201771">
                <text:p>0.201771</text:p>
              </table:table-cell>
              <table:table-cell office:value-type="float" office:value="0.27222">
                <text:p>0.27222</text:p>
              </table:table-cell>
            </table:table-row>
            <table:table-row>
              <table:table-cell office:value-type="string">
                <text:p>UNTIL-rand-1000000</text:p>
              </table:table-cell>
              <table:table-cell office:value-type="float" office:value="1.99467">
                <text:p>1.99467</text:p>
              </table:table-cell>
              <table:table-cell office:value-type="float" office:value="2.67897">
                <text:p>2.67897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_64 LibreOffice_project/4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